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2" style:family="graphic" style:parent-style-name="standard">
      <style:graphic-properties draw:stroke="none" draw:fill="none" draw:fill-color="#ffffff" fo:min-height="1.025cm"/>
    </style:style>
    <style:style style:name="gr3" style:family="graphic" style:parent-style-name="Braket">
      <style:graphic-properties draw:textarea-horizontal-align="center"/>
    </style:style>
    <style:style style:name="gr4" style:family="graphic" style:parent-style-name="standard">
      <style:graphic-properties draw:stroke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3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textarea-horizontal-align="left" draw:textarea-vertical-align="middle" fo:padding-left="0.254cm" fo:padding-right="0.254cm"/>
    </style:style>
    <style:style style:name="gr8" style:family="graphic" style:parent-style-name="objectwithoutfill">
      <style:graphic-properties draw:stroke="solid" svg:stroke-width="0cm" svg:stroke-color="#ffffff" draw:marker-start-width="0.201cm" draw:marker-end-width="0.201cm" draw:fill="none" draw:textarea-horizontal-align="center" fo:padding-top="-0.1cm" fo:padding-bottom="-0.1cm" fo:padding-left="-0.1cm" fo:padding-right="-0.1cm"/>
    </style:style>
    <style:style style:name="gr9" style:family="graphic" style:parent-style-name="standard">
      <style:graphic-properties svg:stroke-width="0.051cm" svg:stroke-color="#b84747" draw:marker-start="Arrow" draw:marker-start-width="0.376cm" draw:marker-end="Arrow" draw:marker-end-width="0.376cm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1" style:family="graphic" style:parent-style-name="standard">
      <style:graphic-properties svg:stroke-width="0.051cm" svg:stroke-color="#b84747" draw:marker-start-width="0.276cm" draw:marker-end="Arrow" draw:marker-end-width="0.376cm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svg:stroke-width="0.152cm" svg:stroke-color="#b80047" draw:marker-start-width="0.427cm" draw:marker-end-width="0.427cm" draw:textarea-horizontal-align="center" draw:textarea-vertical-align="middle" fo:padding-top="0.076cm" fo:padding-bottom="0.076cm" fo:padding-left="0.076cm" fo:padding-right="0.076cm"/>
    </style:style>
    <style:style style:name="gr13" style:family="graphic" style:parent-style-name="standard">
      <style:graphic-properties draw:stroke="none" draw:fill="gradient" draw:fill-gradient-name="RedGradient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pr1" style:family="presentation" style:parent-style-name="WP-title">
      <style:graphic-properties draw:fill-color="#ffffff" draw:auto-grow-height="true" fo:min-height="7.13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draw:auto-grow-width="true" fo:min-height="9.565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subtitle" style:list-style-name="L10">
      <style:graphic-properties draw:fill-color="#ffffff" draw:auto-grow-height="true" fo:min-height="9.57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outline1">
      <style:graphic-properties draw:fill-color="#ffffff" draw:auto-grow-height="true" fo:min-height="13.518cm"/>
    </style:style>
    <style:style style:name="pr12" style:family="presentation" style:parent-style-name="Normal1-outline1">
      <style:graphic-properties draw:fill-color="#ffffff" draw:auto-grow-height="true" fo:min-height="13.622cm"/>
    </style:style>
    <style:style style:name="pr13" style:family="presentation" style:parent-style-name="Normal1-subtitle" style:list-style-name="L10">
      <style:graphic-properties draw:fill-color="#ffffff" draw:auto-grow-height="true" fo:min-height="9.57cm"/>
    </style:style>
    <style:style style:name="pr14" style:family="presentation" style:parent-style-name="Normal1-outline1">
      <style:graphic-properties draw:fill-color="#ffffff" draw:auto-grow-height="true" fo:min-height="10.008cm"/>
    </style:style>
    <style:style style:name="pr15" style:family="presentation" style:parent-style-name="Normal1-notes" style:list-style-name="L11">
      <style:graphic-properties draw:fill-color="#ffffff" draw:auto-grow-height="true" fo:min-height="11.411cm"/>
    </style:style>
    <style:style style:name="pr16" style:family="presentation" style:parent-style-name="Normal1-notes">
      <style:graphic-properties draw:fill-color="#ffffff" fo:min-height="11.411cm"/>
    </style:style>
    <style:style style:name="pr17" style:family="presentation" style:parent-style-name="Normal1-outline1">
      <style:graphic-properties draw:fill-color="#ffffff" draw:auto-grow-height="true" fo:min-height="8.932cm"/>
    </style:style>
    <style:style style:name="pr18" style:family="presentation" style:parent-style-name="Normal1-outline1">
      <style:graphic-properties draw:fill-color="#ffffff" draw:auto-grow-height="true" draw:auto-grow-width="true" fo:min-height="13.23cm"/>
    </style:style>
    <style:style style:name="pr19" style:family="presentation" style:parent-style-name="Normal1-outline1">
      <style:graphic-properties draw:fill-color="#ffffff" draw:auto-grow-height="true" fo:min-height="10.706cm"/>
    </style:style>
    <style:style style:name="pr20" style:family="presentation" style:parent-style-name="Normal1-outline1">
      <style:graphic-properties draw:fill-color="#ffffff" draw:auto-grow-height="true" fo:min-height="6.817cm"/>
    </style:style>
    <style:style style:name="pr21" style:family="presentation" style:parent-style-name="Normal1-outline1">
      <style:graphic-properties draw:fill-color="#ffffff" draw:auto-grow-height="true" fo:min-height="3.031cm"/>
    </style:style>
    <style:style style:name="pr22" style:family="presentation" style:parent-style-name="Normal1-outline1">
      <style:graphic-properties draw:fill-color="#ffffff" draw:auto-grow-height="true" fo:min-height="11.81cm"/>
    </style:style>
    <style:style style:name="pr23" style:family="presentation" style:parent-style-name="Normal1-outline1">
      <style:graphic-properties draw:fill-color="#ffffff" draw:auto-grow-height="true" fo:min-height="10.735cm"/>
    </style:style>
    <style:style style:name="pr24" style:family="presentation" style:parent-style-name="Normal1-outline1">
      <style:graphic-properties draw:fill-color="#ffffff" draw:auto-grow-height="true" fo:min-height="3.165cm"/>
    </style:style>
    <style:style style:name="pr25" style:family="presentation" style:parent-style-name="Normal1-outline1">
      <style:graphic-properties draw:fill-color="#ffffff" draw:auto-grow-height="true" fo:min-height="4.919cm"/>
    </style:style>
    <style:style style:name="pr26" style:family="presentation" style:parent-style-name="Section-title">
      <style:graphic-properties draw:fill-color="#ffffff" draw:textarea-vertical-align="middle" draw:auto-grow-height="true" fo:min-height="3.503cm"/>
    </style:style>
    <style:style style:name="pr27" style:family="presentation" style:parent-style-name="Section-notes" style:list-style-name="L12">
      <style:graphic-properties draw:fill-color="#ffffff" draw:auto-grow-height="true" fo:min-height="11.431cm"/>
    </style:style>
    <style:style style:name="pr28" style:family="presentation" style:parent-style-name="Normal1-outline1">
      <style:graphic-properties draw:fill-color="#ffffff" draw:auto-grow-height="true" fo:min-height="9.194cm"/>
    </style:style>
    <style:style style:name="pr29" style:family="presentation" style:parent-style-name="Normal1-outline1">
      <style:graphic-properties draw:fill-color="#ffffff" draw:auto-grow-height="true" fo:min-height="7.415cm"/>
    </style:style>
    <style:style style:name="pr30" style:family="presentation" style:parent-style-name="Normal1-outline1">
      <style:graphic-properties draw:fill-color="#ffffff" draw:auto-grow-height="true" fo:min-height="7.122cm"/>
    </style:style>
    <style:style style:name="pr31" style:family="presentation" style:parent-style-name="Normal1-outline1">
      <style:graphic-properties draw:fill-color="#ffffff" draw:auto-grow-height="true" fo:min-height="13.23cm"/>
    </style:style>
    <style:style style:name="pr32" style:family="presentation" style:parent-style-name="Normal1-outline1">
      <style:graphic-properties draw:fill-color="#ffffff" draw:auto-grow-height="true" draw:auto-grow-width="true" fo:min-height="8.147cm"/>
    </style:style>
    <style:style style:name="pr33" style:family="presentation" style:parent-style-name="Normal1-outline1">
      <style:graphic-properties draw:fill-color="#ffffff" draw:auto-grow-height="true" fo:min-height="6.868cm"/>
    </style:style>
    <style:style style:name="pr34" style:family="presentation" style:parent-style-name="Normal1-outline1">
      <style:graphic-properties draw:fill-color="#ffffff" draw:auto-grow-height="true" fo:min-height="8.99cm"/>
    </style:style>
    <style:style style:name="pr35" style:family="presentation" style:parent-style-name="Normal1-outline1">
      <style:graphic-properties draw:fill-color="#ffffff" draw:auto-grow-height="true" fo:min-height="15cm"/>
    </style:style>
    <style:style style:name="pr36" style:family="presentation" style:parent-style-name="Section-notes" style:list-style-name="L12">
      <style:graphic-properties draw:fill-color="#ffffff" draw:auto-grow-height="true" fo:min-height="11.431cm"/>
    </style:style>
    <style:style style:name="pr37" style:family="presentation" style:parent-style-name="Normal1-outline1">
      <style:graphic-properties draw:fill-color="#ffffff" draw:auto-grow-height="true" fo:min-height="13.905cm"/>
    </style:style>
    <style:style style:name="pr38" style:family="presentation" style:parent-style-name="Normal1-outline1">
      <style:graphic-properties draw:fill-color="#ffffff" draw:auto-grow-height="true" fo:min-height="10.799cm"/>
    </style:style>
    <style:style style:name="pr39" style:family="presentation" style:parent-style-name="Normal1-outline1">
      <style:graphic-properties draw:fill-color="#ffffff" draw:auto-grow-height="true" fo:min-height="14.372cm"/>
    </style:style>
    <style:style style:name="pr40" style:family="presentation" style:parent-style-name="Section-notes" style:list-style-name="L12">
      <style:graphic-properties draw:fill-color="#ffffff" draw:auto-grow-height="true" fo:min-height="11.431cm"/>
    </style:style>
    <style:style style:name="pr41" style:family="presentation" style:parent-style-name="Normal1-outline1">
      <style:graphic-properties draw:fill-color="#ffffff" draw:auto-grow-height="true" fo:min-height="12.398cm"/>
    </style:style>
    <style:style style:name="pr42" style:family="presentation" style:parent-style-name="Normal1-outline1" style:list-style-name="L7">
      <style:graphic-properties draw:fill-color="#ffffff" draw:auto-grow-height="true" fo:min-height="16.369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19cm" fo:margin-right="0cm" fo:text-align="start" text:enable-numbering="true" fo:text-indent="-0.791cm"/>
    </style:style>
    <style:style style:name="P7" style:family="paragraph">
      <style:paragraph-properties fo:margin-left="0.738cm" fo:margin-right="0cm" fo:text-align="start" text:enable-numbering="true" fo:text-indent="-0.738cm"/>
      <style:text-properties fo:color="#000080" fo:font-size="36pt"/>
    </style:style>
    <style:style style:name="P8" style:family="paragraph">
      <style:paragraph-properties fo:margin-left="0cm" fo:margin-right="0cm" fo:margin-top="0.42cm" fo:margin-bottom="0.35cm" fo:text-indent="0cm"/>
      <style:text-properties fo:font-size="10pt"/>
    </style:style>
    <style:style style:name="P9" style:family="paragraph">
      <style:paragraph-properties fo:margin-left="0cm" fo:margin-right="0cm" fo:text-align="center" fo:text-indent="0cm"/>
      <style:text-properties fo:font-size="28pt"/>
    </style:style>
    <style:style style:name="P10" style:family="paragraph">
      <style:paragraph-properties fo:margin-left="0.641cm" fo:margin-right="0cm" fo:text-align="center" text:enable-numbering="false" fo:text-indent="-0.44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cm" fo:margin-right="0cm" fo:text-align="center" fo:text-indent="0cm"/>
      <style:text-properties fo:font-size="22pt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end" fo:text-indent="0cm"/>
      <style:text-properties fo:font-size="22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indent="0cm"/>
      <style:text-properties fo:color="#000080" fo:font-size="26pt"/>
    </style:style>
    <style:style style:name="P17" style:family="paragraph">
      <style:paragraph-properties fo:margin-left="3.6cm" fo:margin-right="0cm" fo:text-indent="-0.6cm"/>
    </style:style>
    <style:style style:name="P18" style:family="paragraph">
      <style:paragraph-properties fo:margin-left="1.2cm" fo:margin-right="0cm" text:enable-numbering="false" fo:text-indent="-0.9cm"/>
    </style:style>
    <style:style style:name="P19" style:family="paragraph">
      <style:paragraph-properties fo:margin-left="0cm" fo:margin-right="0cm" fo:text-align="center" fo:text-indent="0cm"/>
      <style:text-properties fo:font-size="32pt"/>
    </style:style>
    <style:style style:name="P20" style:family="paragraph">
      <style:paragraph-properties fo:margin-left="1.2cm" fo:margin-right="0cm" text:enable-numbering="true" fo:text-indent="-0.9cm"/>
    </style:style>
    <style:style style:name="P21" style:family="paragraph">
      <style:paragraph-properties fo:margin-left="2.4cm" fo:margin-right="0cm" text:enable-numbering="true" fo:text-indent="-0.8cm">
        <style:tab-stops>
          <style:tab-stop style:position="10.305cm"/>
        </style:tab-stops>
      </style:paragraph-properties>
    </style:style>
    <style:style style:name="P22" style:family="paragraph">
      <style:paragraph-properties fo:margin-left="1.2cm" fo:margin-right="0cm" text:enable-numbering="true" fo:text-indent="-0.9cm">
        <style:tab-stops>
          <style:tab-stop style:position="10.305cm"/>
        </style:tab-stops>
      </style:paragraph-properties>
    </style:style>
    <style:style style:name="P23" style:family="paragraph">
      <style:paragraph-properties fo:margin-left="3.6cm" fo:margin-right="0cm" fo:line-height="150%" fo:text-indent="-0.6cm"/>
    </style:style>
    <style:style style:name="P24" style:family="paragraph">
      <style:paragraph-properties fo:margin-left="2.4cm" fo:margin-right="0cm" text:enable-numbering="false" fo:text-indent="-0.8cm"/>
    </style:style>
    <style:style style:name="P25" style:family="paragraph">
      <style:paragraph-properties fo:margin-left="3.6cm" fo:margin-right="0cm" text:enable-numbering="false" fo:text-indent="-0.6cm"/>
    </style:style>
    <style:style style:name="P26" style:family="paragraph">
      <style:paragraph-properties fo:margin-left="4.8cm" fo:margin-right="0cm" text:enable-numbering="false" fo:text-indent="-0.6cm"/>
    </style:style>
    <style:style style:name="P27" style:family="paragraph">
      <style:paragraph-properties fo:margin-left="6cm" fo:margin-right="0cm" text:enable-numbering="false" fo:text-indent="-0.6cm"/>
    </style:style>
    <style:style style:name="P28" style:family="paragraph">
      <style:paragraph-properties fo:margin-left="1.2cm" fo:margin-right="0cm" fo:margin-top="0cm" fo:margin-bottom="0.1cm" text:enable-numbering="false" fo:text-indent="-0.9cm"/>
    </style:style>
    <style:style style:name="P29" style:family="paragraph">
      <style:paragraph-properties fo:margin-left="1.2cm" fo:margin-right="0cm" fo:margin-top="0cm" fo:margin-bottom="0cm" text:enable-numbering="false" fo:text-indent="-1.197cm"/>
    </style:style>
    <style:style style:name="P30" style:family="paragraph">
      <style:paragraph-properties fo:margin-left="0cm" fo:margin-right="0cm" fo:margin-top="0cm" fo:margin-bottom="0cm" text:enable-numbering="false" fo:text-indent="0cm"/>
    </style:style>
    <style:style style:name="P31" style:family="paragraph">
      <style:paragraph-properties fo:margin-left="1.2cm" fo:margin-right="0cm" fo:margin-top="0cm" fo:margin-bottom="0cm" text:enable-numbering="false" fo:text-indent="-1.197cm"/>
      <style:text-properties fo:color="#000080" fo:font-family="'Courier New'" style:font-pitch="fixed" fo:font-size="17pt"/>
    </style:style>
    <style:style style:name="P32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 style:font-size-asian="40pt" style:font-size-complex="40pt"/>
    </style:style>
    <style:style style:name="T5" style:family="text">
      <style:text-properties fo:color="#000080" fo:font-size="36pt"/>
    </style:style>
    <style:style style:name="T6" style:family="text">
      <style:text-properties fo:color="#800000" fo:font-size="36pt"/>
    </style:style>
    <style:style style:name="T7" style:family="text">
      <style:text-properties fo:language="pl" fo:country="PL"/>
    </style:style>
    <style:style style:name="T8" style:family="text">
      <style:text-properties fo:font-size="2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2pt"/>
    </style:style>
    <style:style style:name="T11" style:family="text">
      <style:text-properties fo:font-size="22pt" fo:font-style="italic" style:font-style-asian="italic" style:font-style-complex="italic"/>
    </style:style>
    <style:style style:name="T12" style:family="text">
      <style:text-properties fo:color="#000080" fo:font-size="26pt"/>
    </style:style>
    <style:style style:name="T13" style:family="text">
      <style:text-properties fo:font-family="'Courier New'" style:font-pitch="fixed"/>
    </style:style>
    <style:style style:name="T14" style:family="text">
      <style:text-properties fo:font-size="32pt"/>
    </style:style>
    <style:style style:name="T15" style:family="text">
      <style:text-properties fo:font-family="'Courier New'" style:font-pitch="fixed" fo:font-size="28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color="#800000" fo:font-size="28pt" fo:font-style="italic" style:font-size-asian="28pt" style:font-size-complex="28pt"/>
    </style:style>
    <style:style style:name="T18" style:family="text">
      <style:text-properties fo:font-family="'Courier New'" style:font-pitch="fixed" fo:font-size="20pt"/>
    </style:style>
    <style:style style:name="T19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20" style:family="text">
      <style:text-properties fo:font-family="Arial" style:font-style-name="Regular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21" style:family="text">
      <style:text-properties fo:color="#000080" fo:font-family="'Courier New'" style:font-pitch="fixed" fo:font-size="17pt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</text:list-style>
    <text:list-style style:name="L6">
      <text:list-level-style-bullet text:level="1" text:bullet-char="●">
        <style:list-level-properties text:space-before="0.192cm" text:min-label-width="0.44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0000000001C00000020D876C24E.gif" xlink:type="simple" xlink:show="embed" xlink:actuate="onLoad">
        <style:list-level-properties text:space-before="0.003cm" text:min-label-width="1.197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0">
      <text:list-level-style-image text:level="1" xlink:href="Pictures/100000000000001C00000020D876C24E.gif" xlink:type="simple" xlink:show="embed" xlink:actuate="onLoad">
        <style:list-level-properties text:min-label-width="0.738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</text:list-style>
    <text:list-style style:name="L11">
      <text:list-level-style-bullet text:level="1" text:bullet-char="●">
        <style:list-level-properties text:min-label-width="0.4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138cm" svg:x="9.665cm" svg:y="3.791cm" presentation:class="title" presentation:user-transformed="true">
          <draw:text-box>
            <text:p text:style-name="P1"><text:span text:style-name="T1">Programowanie komputerów I</text:span><text:span text:style-name="T2"><text:line-break/></text:span><text:span text:style-name="T3"><text:line-break/></text:span><text:span text:style-name="T4">Wprowadzenie do programowania komputerów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5.593cm" svg:height="3.507cm" svg:x="1.774cm" svg:y="0.643cm" presentation:class="title" presentation:user-transformed="true">
          <draw:text-box>
            <text:p text:style-name="P4">Agenda</text:p>
          </draw:text-box>
        </draw:frame>
        <draw:frame presentation:style-name="pr4" draw:text-style-name="P5" draw:layer="layout" svg:width="14.562cm" svg:height="9.565cm" svg:x="7.289cm" svg:y="7.473cm" presentation:class="outline" presentation:user-transformed="true">
          <draw:text-box>
            <text:list text:style-name="L3">
              <text:list-item>
                <text:p text:id="id4" text:style-name="P5">Cel(e) wykładu</text:p>
              </text:list-item>
            </text:list>
            <text:list text:style-name="L3">
              <text:list-item>
                <text:p text:id="id5" text:style-name="P5">Od Asemblera do Javy</text:p>
              </text:list-item>
            </text:list>
            <text:list text:style-name="L3">
              <text:list-item>
                <text:p text:id="id6" text:style-name="P5">„Style” programowania</text:p>
              </text:list-item>
            </text:list>
            <text:list text:style-name="L3">
              <text:list-item>
                <text:p text:id="id7" text:style-name="P5">Interpretacja vs kompilacja</text:p>
              </text:list-item>
            </text:list>
            <text:list text:style-name="L3">
              <text:list-item>
                <text:p text:id="id8" text:style-name="P5">Podsumowani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4" anim:sub-item="text" smil:attributeName="visibility" smil:to="visible"/>
                  <anim:transitionFilter smil:dur="0.1s" smil:targetElement="id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5" anim:sub-item="text" smil:attributeName="visibility" smil:to="visible"/>
                  <anim:transitionFilter smil:dur="0.1s" smil:targetElement="id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6" anim:sub-item="text" smil:attributeName="visibility" smil:to="visible"/>
                  <anim:transitionFilter smil:dur="0.1s" smil:targetElement="id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7" anim:sub-item="text" smil:attributeName="visibility" smil:to="visible"/>
                  <anim:transitionFilter smil:dur="0.1s" smil:targetElement="id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8" anim:sub-item="text" smil:attributeName="visibility" smil:to="visible"/>
                  <anim:transitionFilter smil:dur="0.1s" smil:targetElement="id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Cel(e) wykładu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Overall Goal" draw:style-name="dp1" draw:master-page-name="Normal1" presentation:presentation-page-layout-name="AL1T0">
        <office:forms form:automatic-focus="false" form:apply-design-mode="false"/>
        <draw:frame presentation:style-name="pr8" draw:text-style-name="P4" draw:layer="layout" svg:width="25.681cm" svg:height="3.507cm" svg:x="1.686cm" svg:y="0.643cm" presentation:class="title" presentation:user-transformed="true">
          <draw:text-box>
            <text:p text:style-name="P4">Ogólny cel</text:p>
          </draw:text-box>
        </draw:frame>
        <draw:frame draw:style-name="gr1" draw:text-style-name="P4" draw:layer="layout" svg:width="1.196cm" svg:height="6.953cm" svg:x="0cm" svg:y="14.047cm">
          <draw:text-box>
            <text:p text:style-name="P4">C</text:p>
            <text:p text:style-name="P4">E</text:p>
            <text:p text:style-name="P4">L</text:p>
            <text:p text:style-name="P4">E</text:p>
            <text:p text:style-name="P4"/>
            <text:p text:style-name="P4">W</text:p>
            <text:p text:style-name="P4">Y</text:p>
            <text:p text:style-name="P4">K</text:p>
            <text:p text:style-name="P4">Ł</text:p>
            <text:p text:style-name="P4">A</text:p>
            <text:p text:style-name="P4">D</text:p>
            <text:p text:style-name="P4">U</text:p>
          </draw:text-box>
        </draw:frame>
        <draw:g>
          <draw:frame presentation:style-name="pr9" draw:text-style-name="P7" draw:layer="layout" svg:width="19.206cm" svg:height="9.57cm" svg:x="5.379cm" svg:y="7.056cm">
            <draw:text-box>
              <text:list text:style-name="L5">
                <text:list-item>
                  <text:p text:style-name="P6"><text:span text:style-name="T5">Wprowadzić </text:span><text:span text:style-name="T6">podstawowe pojęcia</text:span><text:span text:style-name="T5"> programowania komputerów</text:span></text:p>
                </text:list-item>
              </text:list>
              <text:list text:style-name="L5">
                <text:list-item>
                  <text:p text:style-name="P6"><text:span text:style-name="T5">Przedstawić programowanie w języku </text:span><text:span text:style-name="T6">Java</text:span></text:p>
                </text:list-item>
              </text:list>
            </draw:text-box>
          </draw:frame>
          <draw:frame draw:style-name="gr2" draw:text-style-name="P8" draw:layer="layout" svg:width="0.005cm" svg:height="1.025cm" svg:x="14.98cm" svg:y="11.151cm">
            <draw:text-box>
              <text:p text:style-name="P4"/>
            </draw:text-box>
          </draw:frame>
          <draw:polyline draw:style-name="gr3" draw:layer="layout" svg:width="19.929cm" svg:height="0.915cm" svg:x="5.017cm" svg:y="7.669cm" svg:viewBox="0 0 19930 916" draw:points="0,916 0,0 19930,0 19930,839">
            <text:p text:style-name="P4"/>
          </draw:polyline>
          <draw:polyline draw:style-name="gr3" draw:layer="layout" svg:width="19.929cm" svg:height="0.915cm" draw:transform="rotate (3.1415926535892) translate (24.947000000006cm 16.085cm)" svg:viewBox="0 0 19930 916" draw:points="19930,-31254 19930,-32170 0,-32170 0,-31331">
            <text:p text:style-name="P4"/>
          </draw:polyline>
        </draw:g>
        <presentation:notes draw:style-name="dp2">
          <draw:page-thumbnail draw:layer="layout" svg:width="13.705cm" svg:height="10.279cm" svg:x="3.641cm" svg:y="2.853cm" draw:page-number="4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undamental Concept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Przegląd wykładu</text:p>
          </draw:text-box>
        </draw:frame>
        <draw:frame presentation:style-name="pr11" draw:text-style-name="P5" draw:layer="layout" svg:width="20.73cm" svg:height="13.518cm" svg:x="5.614cm" svg:y="6.538cm" presentation:class="outline" presentation:user-transformed="true">
          <draw:text-box>
            <text:list text:style-name="L3">
              <text:list-item>
                <text:p text:style-name="P5">1: Wprowadzenie</text:p>
              </text:list-item>
            </text:list>
            <text:list text:style-name="L3">
              <text:list-item>
                <text:p text:style-name="P5">2: Podstawowe struktury danych &amp; instrukcje</text:p>
              </text:list-item>
            </text:list>
            <text:list text:style-name="L3">
              <text:list-item>
                <text:p text:style-name="P5">3: Programowanie <text:span text:style-name="T7">obiektowe</text:span> I</text:p>
              </text:list-item>
            </text:list>
            <text:list text:style-name="L3">
              <text:list-item>
                <text:p text:style-name="P5">4: Programowanie <text:span text:style-name="T7">obiektowe</text:span> II</text:p>
              </text:list-item>
            </text:list>
            <text:list text:style-name="L3">
              <text:list-item>
                <text:p text:style-name="P5">5: Programowanie <text:span text:style-name="T7">obiektowe</text:span> <text:s/>III</text:p>
              </text:list-item>
            </text:list>
            <text:list text:style-name="L3">
              <text:list-item>
                <text:p text:style-name="P5">6: Zaawansowane struktury danych</text:p>
              </text:list-item>
            </text:list>
            <text:list text:style-name="L3">
              <text:list-item>
                <text:p text:style-name="P5">7: Wątki &amp; Wyjątki</text:p>
              </text:list-item>
            </text:list>
          </draw:text-box>
        </draw:frame>
        <draw:rect draw:style-name="gr4" draw:text-style-name="P9" draw:id="id9" draw:layer="layout" svg:width="13.114cm" svg:height="1.432cm" draw:transform="rotate (1.5707963267946) translate (4.219cm 19.602cm)">
          <text:p text:style-name="P4"><text:span text:style-name="T8">Podstawowe pojęcia</text:span></text:p>
        </draw:rect>
        <draw:frame draw:style-name="gr1" draw:text-style-name="P4" draw:layer="layout" svg:width="1.196cm" svg:height="6.953cm" svg:x="0cm" svg:y="14.048cm">
          <draw:text-box>
            <text:p text:style-name="P4">C</text:p>
            <text:p text:style-name="P4">E</text:p>
            <text:p text:style-name="P4">L</text:p>
            <text:p text:style-name="P4">E</text:p>
            <text:p text:style-name="P4"/>
            <text:p text:style-name="P4">W</text:p>
            <text:p text:style-name="P4">Y</text:p>
            <text:p text:style-name="P4">K</text:p>
            <text:p text:style-name="P4">Ł</text:p>
            <text:p text:style-name="P4">A</text:p>
            <text:p text:style-name="P4">D</text:p>
            <text:p text:style-name="P4">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9" smil:attributeName="visibility" smil:to="visible"/>
                  <anim:transitionFilter smil:dur="1s" smil:targetElement="id9" smil:type="barWipe" smil:subtype="topToBottom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5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Programming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Przegląd wykładu</text:p>
          </draw:text-box>
        </draw:frame>
        <draw:frame presentation:style-name="pr12" draw:text-style-name="P5" draw:layer="layout" svg:width="18.26cm" svg:height="13.622cm" svg:x="5.814cm" svg:y="5.438cm" presentation:class="outline" presentation:user-transformed="true">
          <draw:text-box>
            <text:list text:style-name="L3">
              <text:list-item>
                <text:p text:style-name="P5">8: Przykład <text:span text:style-name="T7">podsumowujący</text:span></text:p>
              </text:list-item>
            </text:list>
            <text:list text:style-name="L3">
              <text:list-item>
                <text:p text:style-name="P5">9: Standardowy pakiet</text:p>
              </text:list-item>
            </text:list>
            <text:list text:style-name="L3">
              <text:list-item>
                <text:p text:style-name="P5">10: Interfejsy graficzne – AWT</text:p>
              </text:list-item>
            </text:list>
            <text:list text:style-name="L3">
              <text:list-item>
                <text:p text:style-name="P5">11: Interfejsy graficzne – Swing</text:p>
              </text:list-item>
            </text:list>
            <text:list text:style-name="L3">
              <text:list-item>
                <text:p text:style-name="P5">12: Programowanie We/Wy</text:p>
              </text:list-item>
            </text:list>
            <text:list text:style-name="L3">
              <text:list-item>
                <text:p text:style-name="P5">13: Programowanie sieciowe</text:p>
              </text:list-item>
            </text:list>
            <text:list text:style-name="L3">
              <text:list-item>
                <text:p text:style-name="P5">14: JAR &amp; Refleksja</text:p>
              </text:list-item>
            </text:list>
            <text:list text:style-name="L3">
              <text:list-item>
                <text:p text:style-name="P5">15: Podsumowanie</text:p>
              </text:list-item>
            </text:list>
          </draw:text-box>
        </draw:frame>
        <draw:rect draw:style-name="gr4" draw:text-style-name="P9" draw:id="id10" draw:layer="layout" svg:width="13.684cm" svg:height="1.432cm" draw:transform="rotate (1.5707963267946) translate (4.419cm 19.072cm)">
          <text:p text:style-name="P4"><text:span text:style-name="T8">Java</text:span></text:p>
        </draw:rect>
        <draw:frame draw:style-name="gr1" draw:text-style-name="P4" draw:layer="layout" svg:width="1.196cm" svg:height="6.953cm" svg:x="0cm" svg:y="14.048cm">
          <draw:text-box>
            <text:p text:style-name="P4">C</text:p>
            <text:p text:style-name="P4">E</text:p>
            <text:p text:style-name="P4">L</text:p>
            <text:p text:style-name="P4">E</text:p>
            <text:p text:style-name="P4"/>
            <text:p text:style-name="P4">W</text:p>
            <text:p text:style-name="P4">Y</text:p>
            <text:p text:style-name="P4">K</text:p>
            <text:p text:style-name="P4">Ł</text:p>
            <text:p text:style-name="P4">A</text:p>
            <text:p text:style-name="P4">D</text:p>
            <text:p text:style-name="P4">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10" smil:attributeName="visibility" smil:to="visible"/>
                  <anim:transitionFilter smil:dur="1s" smil:targetElement="id10" smil:type="barWipe" smil:subtype="topToBottom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6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office:forms form:automatic-focus="false" form:apply-design-mode="false"/>
        <draw:frame presentation:style-name="pr8" draw:text-style-name="P4" draw:layer="layout" svg:width="25.623cm" svg:height="3.507cm" svg:x="1.744cm" svg:y="0.643cm" presentation:class="title" presentation:user-transformed="true">
          <draw:text-box>
            <text:p text:style-name="P4">Cel na dziś</text:p>
          </draw:text-box>
        </draw:frame>
        <draw:g>
          <draw:frame presentation:style-name="pr13" draw:text-style-name="P7" draw:layer="layout" svg:width="11.848cm" svg:height="9.57cm" svg:x="8.305cm" svg:y="7.056cm">
            <draw:text-box>
              <text:p text:style-name="P10"><text:span text:style-name="T5">Wprowadzić</text:span><text:span text:style-name="T5"><text:line-break/></text:span><text:span text:style-name="T6">podstawowe koncepcje</text:span><text:span text:style-name="T6"><text:line-break/></text:span><text:span text:style-name="T5">programowania komputerów</text:span></text:p>
            </draw:text-box>
          </draw:frame>
          <draw:frame draw:style-name="gr2" draw:text-style-name="P8" draw:layer="layout" svg:width="0.003cm" svg:height="1.025cm" svg:x="14.228cm" svg:y="11.151cm">
            <draw:text-box>
              <text:p text:style-name="P4"/>
            </draw:text-box>
          </draw:frame>
          <draw:polyline draw:style-name="gr3" draw:layer="layout" svg:width="12.293cm" svg:height="0.915cm" svg:x="8.082cm" svg:y="7.669cm" svg:viewBox="0 0 12294 916" draw:points="0,916 0,0 12294,0 12294,839">
            <text:p text:style-name="P4"/>
          </draw:polyline>
          <draw:polyline draw:style-name="gr3" draw:layer="layout" svg:width="12.293cm" svg:height="0.915cm" draw:transform="rotate (3.1415926535892) translate (20.376000000006cm 16.085cm)" svg:viewBox="0 0 12294 916" draw:points="12294,-31254 12294,-32170 0,-32170 0,-31331">
            <text:p text:style-name="P4"/>
          </draw:polyline>
        </draw:g>
        <draw:frame draw:style-name="gr1" draw:text-style-name="P4" draw:layer="layout" svg:width="1.196cm" svg:height="6.953cm" svg:x="0cm" svg:y="14.048cm">
          <draw:text-box>
            <text:p text:style-name="P4">C</text:p>
            <text:p text:style-name="P4">E</text:p>
            <text:p text:style-name="P4">L</text:p>
            <text:p text:style-name="P4">E</text:p>
            <text:p text:style-name="P4"/>
            <text:p text:style-name="P4">W</text:p>
            <text:p text:style-name="P4">Y</text:p>
            <text:p text:style-name="P4">K</text:p>
            <text:p text:style-name="P4">Ł</text:p>
            <text:p text:style-name="P4">A</text:p>
            <text:p text:style-name="P4">D</text:p>
            <text:p text:style-name="P4">U</text:p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fromAssemblerToJava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Od Asemblera<text:line-break/>do Javy</text:p>
          </draw:text-box>
        </draw:frame>
        <presentation:notes draw:style-name="dp2">
          <draw:page-thumbnail draw:layer="layout" svg:width="12.7cm" svg:height="9.525cm" svg:x="4.175cm" svg:y="3.005cm" draw:page-number="8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rinceton vs Harvard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81cm" svg:height="3.507cm" svg:x="1.686cm" svg:y="0.643cm" presentation:class="title" presentation:user-transformed="true">
          <draw:text-box>
            <text:p text:style-name="P4">Princeton <text:span text:style-name="T9">vs</text:span> Harvard</text:p>
          </draw:text-box>
        </draw:frame>
        <draw:frame presentation:style-name="pr14" draw:text-style-name="P5" draw:layer="layout" svg:width="22.445cm" svg:height="10.008cm" svg:x="3.857cm" svg:y="7.138cm" presentation:class="outline" presentation:user-transformed="true">
          <draw:text-box>
            <text:list text:style-name="L3">
              <text:list-item>
                <text:p text:id="id11" text:style-name="P5">Architektura Harwardzka</text:p>
              </text:list-item>
            </text:list>
            <text:list text:style-name="L3">
              <text:list-item>
                <text:list>
                  <text:list-item>
                    <text:p text:id="id12" text:style-name="P11">Dane i programy przechowywane osobno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3" text:style-name="P11">ENIAC 1946</text:p>
                  </text:list-item>
                </text:list>
              </text:list-item>
            </text:list>
            <text:list text:style-name="L3">
              <text:list-item>
                <text:p text:id="id14" text:style-name="P5">Architektura Princetona</text:p>
              </text:list-item>
            </text:list>
            <text:list text:style-name="L3">
              <text:list-item>
                <text:list>
                  <text:list-item>
                    <text:p text:id="id15" text:style-name="P11">Dane i programy przechowywane raz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6" text:style-name="P11">Znana także jako architektura von Neumanna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K</text:p>
            <text:p text:style-name="P4">R</text:p>
            <text:p text:style-name="P4">Ó</text:p>
            <text:p text:style-name="P4">T</text:p>
            <text:p text:style-name="P4">K</text:p>
            <text:p text:style-name="P4">A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I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9" presentation:class="page"/>
          <draw:frame presentation:style-name="pr15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rinceton architectur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Architektura Princeton</text:p>
          </draw:text-box>
        </draw:frame>
        <draw:rect draw:style-name="gr4" draw:text-style-name="P12" draw:id="id2" draw:layer="layout" svg:width="4.8cm" svg:height="3.186cm" svg:x="16.78cm" svg:y="8.466cm">
          <text:p text:style-name="P4"><text:span text:style-name="T10">Procesor</text:span><text:span text:style-name="T10"><text:line-break/></text:span><text:span text:style-name="T10">(</text:span><text:span text:style-name="T11">CPU</text:span><text:span text:style-name="T10">)</text:span></text:p>
        </draw:rect>
        <draw:rect draw:style-name="gr4" draw:text-style-name="P12" draw:id="id3" draw:layer="layout" svg:width="4.793cm" svg:height="3.096cm" svg:x="16.78cm" svg:y="13.689cm">
          <text:p text:style-name="P4"><text:span text:style-name="T10">We/Wy</text:span></text:p>
          <text:p text:style-name="P4"><text:span text:style-name="T10">(</text:span><text:span text:style-name="T11">I/O</text:span><text:span text:style-name="T10">)</text:span></text:p>
        </draw:rect>
        <draw:g draw:id="id1">
          <draw:rect draw:style-name="gr7" draw:text-style-name="P14" draw:layer="layout" svg:width="5.388cm" svg:height="3.172cm" svg:x="7.426cm" svg:y="8.48cm">
            <text:p text:style-name="P13"><text:span text:style-name="T10">Pamięć</text:span></text:p>
          </draw:rect>
          <draw:rect draw:style-name="gr8" draw:layer="layout" svg:width="1.71cm" svg:height="0.349cm" svg:x="11.152cm" svg:y="8.431cm">
            <text:p text:style-name="P4"/>
          </draw:rect>
          <draw:rect draw:style-name="gr8" draw:layer="layout" svg:width="1.71cm" svg:height="0.349cm" svg:x="11.152cm" svg:y="8.794cm">
            <text:p text:style-name="P4"/>
          </draw:rect>
          <draw:rect draw:style-name="gr8" draw:layer="layout" svg:width="1.71cm" svg:height="0.349cm" svg:x="11.152cm" svg:y="9.158cm">
            <text:p text:style-name="P4"/>
          </draw:rect>
          <draw:rect draw:style-name="gr8" draw:layer="layout" svg:width="1.71cm" svg:height="0.349cm" svg:x="11.152cm" svg:y="9.521cm">
            <text:p text:style-name="P4"/>
          </draw:rect>
          <draw:rect draw:style-name="gr8" draw:layer="layout" svg:width="1.71cm" svg:height="0.349cm" svg:x="11.152cm" svg:y="9.885cm">
            <text:p text:style-name="P4"/>
          </draw:rect>
          <draw:rect draw:style-name="gr8" draw:layer="layout" svg:width="1.71cm" svg:height="0.349cm" svg:x="11.152cm" svg:y="10.248cm">
            <text:p text:style-name="P4"/>
          </draw:rect>
          <draw:rect draw:style-name="gr8" draw:layer="layout" svg:width="1.71cm" svg:height="0.349cm" svg:x="11.152cm" svg:y="10.611cm">
            <text:p text:style-name="P4"/>
          </draw:rect>
          <draw:rect draw:style-name="gr8" draw:layer="layout" svg:width="1.71cm" svg:height="0.349cm" svg:x="11.152cm" svg:y="10.975cm">
            <text:p text:style-name="P4"/>
          </draw:rect>
          <draw:rect draw:style-name="gr8" draw:layer="layout" svg:width="1.71cm" svg:height="0.349cm" svg:x="11.152cm" svg:y="11.338cm">
            <text:p text:style-name="P4"/>
          </draw:rect>
        </draw:g>
        <draw:connector draw:style-name="gr9" draw:text-style-name="P15" draw:id="id17" draw:layer="layout" draw:type="line" svg:x1="12.862cm" svg:y1="10.059cm" svg:x2="16.78cm" svg:y2="10.059cm" draw:start-shape="id1" draw:start-glue-point="1" draw:end-shape="id2" draw:end-glue-point="3">
          <text:p text:style-name="P4"/>
        </draw:connector>
        <draw:connector draw:style-name="gr9" draw:text-style-name="P15" draw:id="id18" draw:layer="layout" draw:type="line" svg:x1="19.176cm" svg:y1="13.689cm" svg:x2="19.18cm" svg:y2="11.652cm" draw:start-shape="id3" draw:start-glue-point="0" draw:end-shape="id2" draw:end-glue-point="2">
          <text:p text:style-name="P4"/>
        </draw:connector>
        <draw:g draw:id="id19">
          <draw:frame draw:style-name="gr10" draw:text-style-name="P16" draw:layer="layout" svg:width="5.153cm" svg:height="1.051cm" svg:x="5.024cm" svg:y="12.741cm">
            <draw:text-box>
              <text:p text:style-name="P13"><text:span text:style-name="T12">Dane</text:span></text:p>
            </draw:text-box>
          </draw:frame>
          <draw:line draw:style-name="gr11" draw:text-style-name="P15" draw:layer="layout" svg:x1="10.519cm" svg:y1="13.298cm" svg:x2="11.717cm" svg:y2="11.182cm">
            <text:p text:style-name="P4"/>
          </draw:line>
        </draw:g>
        <draw:g draw:id="id20">
          <draw:frame draw:style-name="gr10" draw:text-style-name="P16" draw:layer="layout" svg:width="5.153cm" svg:height="1.051cm" svg:x="5.024cm" svg:y="14.305cm">
            <draw:text-box>
              <text:p text:style-name="P13"><text:span text:style-name="T12">Programy</text:span></text:p>
            </draw:text-box>
          </draw:frame>
          <draw:line draw:style-name="gr11" draw:text-style-name="P15" draw:layer="layout" svg:x1="10.519cm" svg:y1="14.998cm" svg:x2="12.337cm" svg:y2="11.224cm">
            <text:p text:style-name="P4"/>
          </draw:line>
        </draw:g>
        <draw:frame draw:style-name="gr5" draw:text-style-name="P4" draw:layer="layout" svg:width="1.196cm" svg:height="6.938cm" svg:x="0cm" svg:y="14.068cm">
          <draw:text-box>
            <text:p text:style-name="P4">K</text:p>
            <text:p text:style-name="P4">R</text:p>
            <text:p text:style-name="P4">Ó</text:p>
            <text:p text:style-name="P4">T</text:p>
            <text:p text:style-name="P4">K</text:p>
            <text:p text:style-name="P4">A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I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wivel" presentation:preset-sub-type="vertical">
                  <anim:set smil:begin="0s" smil:dur="0.0002s" smil:fill="hold" smil:targetElement="id17" smil:attributeName="visibility" smil:to="visible"/>
                  <anim:animate smil:dur="1s" smil:fill="hold" smil:targetElement="id17" smil:attributeName="width" smil:values="0;1" smil:keyTimes="0;1" anim:formula="width*sin(2.5*pi*$)" smil:additive="base"/>
                  <anim:animate smil:dur="1s" smil:fill="hold" smil:targetElement="id17" smil:attributeName="height" smil:values="height;height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wivel" presentation:preset-sub-type="horizontal">
                  <anim:set smil:begin="0s" smil:dur="0.0002s" smil:fill="hold" smil:targetElement="id18" smil:attributeName="visibility" smil:to="visible"/>
                  <anim:animate smil:dur="1s" smil:fill="hold" smil:targetElement="id18" smil:attributeName="width" smil:values="width;width" smil:keyTimes="0;1" smil:additive="base"/>
                  <anim:animate smil:dur="1s" smil:fill="hold" smil:targetElement="id18" smil:attributeName="height" smil:values="0;1" smil:keyTimes="0;1" anim:formula="height*sin(2.5*pi*$)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9" smil:attributeName="visibility" smil:to="visible"/>
                  <anim:transitionFilter smil:dur="1s" smil:targetElement="id19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20" smil:attributeName="visibility" smil:to="visible"/>
                  <anim:transitionFilter smil:dur="1s" smil:targetElement="id20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rinceton advantage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Zalety</text:p>
          </draw:text-box>
        </draw:frame>
        <draw:frame presentation:style-name="pr17" draw:text-style-name="P5" draw:layer="layout" svg:width="20.003cm" svg:height="9.055cm" svg:x="5.257cm" svg:y="7.638cm" presentation:class="outline" presentation:user-transformed="true">
          <draw:text-box>
            <text:list text:style-name="L3">
              <text:list-item>
                <text:p text:id="id21" text:style-name="P5">Różne zadania dla komputera</text:p>
              </text:list-item>
            </text:list>
            <text:list text:style-name="L3">
              <text:list-item>
                <text:list>
                  <text:list-item>
                    <text:p text:id="id22" text:style-name="P11">Programy w pamięci, nie w sprzęcie</text:p>
                  </text:list-item>
                </text:list>
              </text:list-item>
            </text:list>
            <text:list text:style-name="L3">
              <text:list-item>
                <text:p text:id="id23" text:style-name="P5">Programy generowane przez programy</text:p>
              </text:list-item>
            </text:list>
            <text:list text:style-name="L3">
              <text:list-item>
                <text:list>
                  <text:list-item>
                    <text:p text:id="id24" text:style-name="P11">Od źródła (kodu) do obiektu (program)</text:p>
                  </text:list-item>
                </text:list>
              </text:list-item>
            </text:list>
            <text:list text:style-name="L3">
              <text:list-item>
                <text:p text:id="id25" text:style-name="P5">Kod samo-modyfikujący się</text:p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K</text:p>
            <text:p text:style-name="P4">R</text:p>
            <text:p text:style-name="P4">Ó</text:p>
            <text:p text:style-name="P4">T</text:p>
            <text:p text:style-name="P4">K</text:p>
            <text:p text:style-name="P4">A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I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ssembler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Asembler</text:p>
          </draw:text-box>
        </draw:frame>
        <draw:frame presentation:style-name="pr18" draw:text-style-name="P5" draw:layer="layout" svg:width="20.654cm" svg:height="14.093cm" svg:x="4.243cm" svg:y="5.838cm" presentation:class="outline" presentation:user-transformed="true">
          <draw:text-box>
            <text:list text:style-name="L3">
              <text:list-item>
                <text:p text:id="id26" text:style-name="P5">Architektura zbioru instrukcji procesora</text:p>
              </text:list-item>
            </text:list>
            <text:list text:style-name="L3">
              <text:list-item>
                <text:list>
                  <text:list-item>
                    <text:p text:id="id27" text:style-name="P11">Ang. <text:span text:style-name="T9">CPU Instructions Set Architec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8" text:style-name="P11">Instrukcj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9" text:style-name="P11">Zasoby dostępne w instrukcja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30" text:style-name="P17">Rejestr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31" text:style-name="P17">Jednostki funkcjonal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32" text:style-name="P17">Pamięć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33" text:style-name="P17">Urządzenia we/wy (<text:span text:style-name="T9">I/O</text:span>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id="id34" text:style-name="P5">Asembler</text:p>
              </text:list-item>
            </text:list>
            <text:list text:style-name="L3">
              <text:list-item>
                <text:list>
                  <text:list-item>
                    <text:p text:id="id35" text:style-name="P11">Nazwy symboliczne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K</text:p>
            <text:p text:style-name="P4">R</text:p>
            <text:p text:style-name="P4">Ó</text:p>
            <text:p text:style-name="P4">T</text:p>
            <text:p text:style-name="P4">K</text:p>
            <text:p text:style-name="P4">A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I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ssembler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Przykład w Asemblerze</text:p>
          </draw:text-box>
        </draw:frame>
        <draw:frame presentation:style-name="pr19" draw:text-style-name="P5" draw:layer="layout" svg:width="15.962cm" svg:height="10.706cm" svg:x="6.657cm" svg:y="6.938cm" presentation:class="outline" presentation:user-transformed="true">
          <draw:text-box>
            <text:list text:style-name="L3">
              <text:list-item>
                <text:p text:id="id36" text:style-name="P5">x := y + z</text:p>
              </text:list-item>
            </text:list>
            <text:list text:style-name="L3">
              <text:list-item>
                <text:p text:style-name="P18"/>
              </text:list-item>
            </text:list>
            <text:list text:style-name="L3">
              <text:list-item>
                <text:p text:id="id37" text:style-name="P5"><text:span text:style-name="T13">movl y,%eax</text:span></text:p>
              </text:list-item>
            </text:list>
            <text:list text:style-name="L3">
              <text:list-item>
                <text:p text:id="id38" text:style-name="P5"><text:span text:style-name="T13">movl z,%edx </text:span></text:p>
              </text:list-item>
            </text:list>
            <text:list text:style-name="L3">
              <text:list-item>
                <text:p text:id="id39" text:style-name="P5"><text:span text:style-name="T13">leal (%edx,%eax),%ecx </text:span></text:p>
              </text:list-item>
            </text:list>
            <text:list text:style-name="L3">
              <text:list-item>
                <text:p text:id="id40" text:style-name="P5"><text:span text:style-name="T13">movl %ecx,x</text:span></text:p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K</text:p>
            <text:p text:style-name="P4">R</text:p>
            <text:p text:style-name="P4">Ó</text:p>
            <text:p text:style-name="P4">T</text:p>
            <text:p text:style-name="P4">K</text:p>
            <text:p text:style-name="P4">A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I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ssembler: Pros and Con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Za i przeciw Asemblera</text:p>
          </draw:text-box>
        </draw:frame>
        <draw:frame presentation:style-name="pr20" draw:text-style-name="P5" draw:id="id43" draw:layer="layout" svg:width="23.91cm" svg:height="6.817cm" svg:x="3.257cm" svg:y="9.346cm" presentation:class="outline" presentation:user-transformed="true">
          <draw:text-box>
            <text:list text:style-name="L3">
              <text:list-item>
                <text:p text:style-name="P5">Nie przenośny kod</text:p>
              </text:list-item>
            </text:list>
            <text:list text:style-name="L3">
              <text:list-item>
                <text:p text:style-name="P5">Za dużo detali</text:p>
              </text:list-item>
            </text:list>
            <text:list text:style-name="L3">
              <text:list-item>
                <text:p text:style-name="P5">Trudny w utrzymaniu</text:p>
              </text:list-item>
            </text:list>
            <text:list text:style-name="L3">
              <text:list-item>
                <text:p text:style-name="P5">Lepszy kod generowany przez kompilatorów</text:p>
              </text:list-item>
            </text:list>
          </draw:text-box>
        </draw:frame>
        <draw:polyline draw:style-name="gr12" draw:text-style-name="P15" draw:id="id42" draw:layer="layout" svg:width="24.181cm" svg:height="0cm" svg:x="2.373cm" svg:y="9.001cm" svg:viewBox="0 0 24182 0" draw:points="0,0 24182,0">
          <text:p text:style-name="P4"/>
        </draw:polyline>
        <draw:rect draw:style-name="gr13" draw:text-style-name="P19" draw:id="id44" draw:layer="layout" svg:width="16.206cm" svg:height="2.822cm" svg:x="5.795cm" svg:y="16.655cm" draw:corner-radius="0.5cm">
          <text:p text:style-name="P4"><text:span text:style-name="T14">Języki wysokiego poziomu</text:span><text:span text:style-name="T14"><text:line-break/></text:span><text:span text:style-name="T14">są potrzebne!!!</text:span></text:p>
        </draw:rect>
        <draw:frame presentation:style-name="pr21" draw:text-style-name="P5" draw:id="id41" draw:layer="layout" svg:width="23.91cm" svg:height="3.031cm" svg:x="3.257cm" svg:y="5.839cm" presentation:class="outline" presentation:user-transformed="true">
          <draw:text-box>
            <text:list text:style-name="L3">
              <text:list-item>
                <text:p text:style-name="P5">Kontrolowanie na niskim poziomie</text:p>
              </text:list-item>
            </text:list>
            <text:list text:style-name="L3">
              <text:list-item>
                <text:p text:style-name="P5">Szybkość</text:p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K</text:p>
            <text:p text:style-name="P4">R</text:p>
            <text:p text:style-name="P4">Ó</text:p>
            <text:p text:style-name="P4">T</text:p>
            <text:p text:style-name="P4">K</text:p>
            <text:p text:style-name="P4">A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I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1" smil:attributeName="visibility" smil:to="visible"/>
                  <anim:transitionFilter smil:dur="1s" smil:targetElement="id41" smil:type="waterfallWipe" smil:subtype="horizontalLef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2s" smil:fill="hold" smil:targetElement="id42" smil:attributeName="visibility" smil:to="visible"/>
                  <anim:transitionFilter smil:dur="1s" smil:targetElement="id4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3" smil:attributeName="visibility" smil:to="visible"/>
                  <anim:transitionFilter smil:dur="1s" smil:targetElement="id4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4" smil:attributeName="visibility" smil:to="visible"/>
                  <anim:transitionFilter smil:dur="1s" smil:targetElement="id44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4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Java</text:p>
          </draw:text-box>
        </draw:frame>
        <draw:frame presentation:style-name="pr22" draw:text-style-name="P5" draw:id="id45" draw:layer="layout" svg:width="17.881cm" svg:height="14.179cm" svg:x="5.734cm" svg:y="5.603cm" presentation:class="outline" presentation:user-transformed="true">
          <draw:text-box>
            <text:list text:style-name="L3">
              <text:list-item>
                <text:p text:style-name="P5">Skład Javy</text:p>
              </text:list-item>
            </text:list>
            <text:list text:style-name="L3">
              <text:list-item>
                <text:list>
                  <text:list-item>
                    <text:p text:style-name="P11">Maszyna wirtualna Jav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ng. <text:span text:style-name="T9">Java Virtual Machine (JVM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pecyfikacja JV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Język Jav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Narzędzia programistycz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iblioteki Jav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Interfejsy graficzne (<text:span text:style-name="T9">GUI</text:span>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Sieć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We/wy (<text:span text:style-name="T9">IO</text:span>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K</text:p>
            <text:p text:style-name="P4">R</text:p>
            <text:p text:style-name="P4">Ó</text:p>
            <text:p text:style-name="P4">T</text:p>
            <text:p text:style-name="P4">K</text:p>
            <text:p text:style-name="P4">A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I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5" smil:attributeName="visibility" smil:to="visible"/>
                  <anim:transitionFilter smil:dur="1s" smil:targetElement="id45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15cm" svg:y="0.643cm" presentation:class="title" presentation:user-transformed="true">
          <draw:text-box>
            <text:p text:style-name="P4">Przykład w Javie</text:p>
          </draw:text-box>
        </draw:frame>
        <draw:frame presentation:style-name="pr18" draw:text-style-name="P5" draw:layer="layout" svg:width="23.723cm" svg:height="13.23cm" svg:x="2.65cm" svg:y="5.838cm" presentation:class="outline" presentation:user-transformed="true">
          <draw:text-box>
            <text:list text:style-name="L3">
              <text:list-item>
                <text:p text:id="id46" text:style-name="P5">Nowe okienko graficzne</text:p>
              </text:list-item>
            </text:list>
            <text:list text:style-name="L3">
              <text:list-item>
                <text:p text:style-name="P18"/>
              </text:list-item>
            </text:list>
            <text:list text:style-name="L3">
              <text:list-item>
                <text:p text:id="id47" text:style-name="P5"><text:span text:style-name="T15">import javax.swing.*;</text:span></text:p>
              </text:list-item>
            </text:list>
            <text:list text:style-name="L3">
              <text:list-item>
                <text:p text:id="id48" text:style-name="P5"><text:span text:style-name="T15">...</text:span></text:p>
              </text:list-item>
            </text:list>
            <text:list text:style-name="L3">
              <text:list-item>
                <text:p text:id="id49" text:style-name="P5"><text:span text:style-name="T15">JFrame okno = new Jframe(“Moje okno”);</text:span></text:p>
              </text:list-item>
            </text:list>
            <text:list text:style-name="L3">
              <text:list-item>
                <text:p text:id="id50" text:style-name="P5"><text:span text:style-name="T15">okno.pack();</text:span></text:p>
              </text:list-item>
            </text:list>
            <text:list text:style-name="L3">
              <text:list-item>
                <text:p text:id="id51" text:style-name="P5"><text:span text:style-name="T15">okno.setVisible(true);</text:span></text:p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K</text:p>
            <text:p text:style-name="P4">R</text:p>
            <text:p text:style-name="P4">Ó</text:p>
            <text:p text:style-name="P4">T</text:p>
            <text:p text:style-name="P4">K</text:p>
            <text:p text:style-name="P4">A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I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ssembler Example: agai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81cm" svg:height="3.507cm" svg:x="1.686cm" svg:y="0.643cm" presentation:class="title" presentation:user-transformed="true">
          <draw:text-box>
            <text:p text:style-name="P4">Przykład w Asemblerze</text:p>
          </draw:text-box>
        </draw:frame>
        <draw:frame presentation:style-name="pr23" draw:text-style-name="P5" draw:layer="layout" svg:width="16.02cm" svg:height="10.735cm" svg:x="6.557cm" svg:y="7.038cm" presentation:class="outline" presentation:user-transformed="true">
          <draw:text-box>
            <text:list text:style-name="L3">
              <text:list-item>
                <text:p text:style-name="P5">x := y + z</text:p>
              </text:list-item>
            </text:list>
            <text:list text:style-name="L3">
              <text:list-item>
                <text:p text:style-name="P18"/>
              </text:list-item>
            </text:list>
            <text:list text:style-name="L3">
              <text:list-item>
                <text:p text:style-name="P5"><text:span text:style-name="T13">movl y,%eax</text:span></text:p>
              </text:list-item>
            </text:list>
            <text:list text:style-name="L3">
              <text:list-item>
                <text:p text:style-name="P5"><text:span text:style-name="T13">movl z,%edx </text:span></text:p>
              </text:list-item>
            </text:list>
            <text:list text:style-name="L3">
              <text:list-item>
                <text:p text:style-name="P5"><text:span text:style-name="T13">leal (%edx,%eax),%ecx </text:span></text:p>
              </text:list-item>
            </text:list>
            <text:list text:style-name="L3">
              <text:list-item>
                <text:p text:style-name="P5"><text:span text:style-name="T13">movl %ecx,x</text:span></text:p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K</text:p>
            <text:p text:style-name="P4">R</text:p>
            <text:p text:style-name="P4">Ó</text:p>
            <text:p text:style-name="P4">T</text:p>
            <text:p text:style-name="P4">K</text:p>
            <text:p text:style-name="P4">A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I</text:p>
            <text:p text:style-name="P4">A</text:p>
          </draw:text-box>
        </draw:frame>
        <presentation:notes draw:style-name="dp2">
          <draw:page-thumbnail draw:style-name="gr6" draw:layer="layout" svg:width="13.705cm" svg:height="10.279cm" svg:x="3.641cm" svg:y="2.853cm" draw:page-number="1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Pros and Con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Za i przeciw Javy</text:p>
          </draw:text-box>
        </draw:frame>
        <draw:frame presentation:style-name="pr24" draw:text-style-name="P5" draw:id="id52" draw:layer="layout" svg:width="23.91cm" svg:height="3.165cm" svg:x="3.257cm" svg:y="5.838cm" presentation:class="outline" presentation:user-transformed="true">
          <draw:text-box>
            <text:list text:style-name="L3">
              <text:list-item>
                <text:p text:style-name="P5">Kontrolowanie na niskim poziomie</text:p>
              </text:list-item>
            </text:list>
            <text:list text:style-name="L3">
              <text:list-item>
                <text:p text:style-name="P5">Szybkość</text:p>
              </text:list-item>
            </text:list>
          </draw:text-box>
        </draw:frame>
        <draw:polyline draw:style-name="gr12" draw:text-style-name="P15" draw:id="id53" draw:layer="layout" svg:width="24.181cm" svg:height="0cm" svg:x="2.373cm" svg:y="9.001cm" svg:viewBox="0 0 24182 0" draw:points="0,0 24182,0">
          <text:p text:style-name="P4"/>
        </draw:polyline>
        <draw:rect draw:style-name="gr13" draw:text-style-name="P19" draw:id="id55" draw:layer="layout" svg:width="21.972cm" svg:height="2.822cm" svg:x="3.221cm" svg:y="15.655cm" draw:corner-radius="0.5cm">
          <text:p text:style-name="P4"><text:span text:style-name="T14">Używajmy języki programowania</text:span></text:p>
          <text:p text:style-name="P4"><text:span text:style-name="T14"><text:s/></text:span><text:span text:style-name="T14">wysokiego poziomu!!!</text:span></text:p>
        </draw:rect>
        <draw:frame presentation:style-name="pr25" draw:text-style-name="P5" draw:id="id54" draw:layer="layout" svg:width="23.91cm" svg:height="4.919cm" svg:x="3.257cm" svg:y="9.243cm" presentation:class="outline" presentation:user-transformed="true">
          <draw:text-box>
            <text:list text:style-name="L3">
              <text:list-item>
                <text:p text:style-name="P5">Przenośny kod</text:p>
              </text:list-item>
            </text:list>
            <text:list text:style-name="L3">
              <text:list-item>
                <text:p text:style-name="P5">Dużo ukrytych detali</text:p>
              </text:list-item>
            </text:list>
            <text:list text:style-name="L3">
              <text:list-item>
                <text:p text:style-name="P5">Stosunkowo prosty w utrzymaniu</text:p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K</text:p>
            <text:p text:style-name="P4">R</text:p>
            <text:p text:style-name="P4">Ó</text:p>
            <text:p text:style-name="P4">T</text:p>
            <text:p text:style-name="P4">K</text:p>
            <text:p text:style-name="P4">A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I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2" smil:attributeName="visibility" smil:to="visible"/>
                  <anim:transitionFilter smil:dur="1s" smil:targetElement="id52" smil:type="waterfallWipe" smil:subtype="horizontalLef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2s" smil:fill="hold" smil:targetElement="id53" smil:attributeName="visibility" smil:to="visible"/>
                  <anim:transitionFilter smil:dur="1s" smil:targetElement="id5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4" smil:attributeName="visibility" smil:to="visible"/>
                  <anim:transitionFilter smil:dur="1s" smil:targetElement="id5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5" smil:attributeName="visibility" smil:to="visible"/>
                  <anim:transitionFilter smil:dur="1s" smil:targetElement="id55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Programming Styles" draw:style-name="dp1" draw:master-page-name="Section" presentation:presentation-page-layout-name="AL3T19">
        <office:forms form:automatic-focus="false" form:apply-design-mode="false"/>
        <draw:frame presentation:style-name="pr26" draw:text-style-name="P4" draw:layer="layout" svg:width="16.998cm" svg:height="3.503cm" svg:x="3.8cm" svg:y="8.416cm" presentation:class="title" presentation:user-transformed="true">
          <draw:text-box>
            <text:p text:style-name="P4">„Style” Programowania</text:p>
          </draw:text-box>
        </draw:frame>
        <presentation:notes draw:style-name="dp2">
          <draw:page-thumbnail draw:style-name="gr6" draw:layer="layout" svg:width="12.7cm" svg:height="9.525cm" svg:x="4.175cm" svg:y="3.005cm" draw:page-number="19" presentation:class="page"/>
          <draw:frame presentation:style-name="pr27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Language Classifica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Klasyfikacja języków</text:p>
          </draw:text-box>
        </draw:frame>
        <draw:frame presentation:style-name="pr28" draw:text-style-name="P20" draw:id="id56" draw:layer="layout" svg:width="23.91cm" svg:height="9.194cm" svg:x="3.257cm" svg:y="7.638cm" presentation:class="outline" presentation:user-transformed="true">
          <draw:text-box>
            <text:list text:style-name="L3">
              <text:list-item>
                <text:p text:style-name="P20"><text:span text:style-name="T16">Języki deklaratywne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6">Funkcjonalne</text:span><text:span text:style-name="T16"><text:tab/></text:span><text:span text:style-name="T17">Lisp, XSL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6">Logiczne</text:span><text:span text:style-name="T16"><text:tab/></text:span><text:span text:style-name="T17">Prolog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6">Języki proceduralne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6">Imperatywne</text:span><text:span text:style-name="T16"><text:tab/></text:span><text:span text:style-name="T17">Fortan, Pascal, Basic, 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6">Obiektowe</text:span><text:span text:style-name="T16"><text:tab/></text:span><text:span text:style-name="T17">C++, ADA, Java</text:span>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1.196cm" svg:height="6.943cm" svg:x="0cm" svg:y="14.069cm">
          <draw:text-box>
            <text:p text:style-name="P4">S</text:p>
            <text:p text:style-name="P4">T</text:p>
            <text:p text:style-name="P4">Y</text:p>
            <text:p text:style-name="P4">L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6" smil:attributeName="visibility" smil:to="visible"/>
                  <anim:transitionFilter smil:dur="1s" smil:targetElement="id5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clarative Language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Języki deklaratywne</text:p>
          </draw:text-box>
        </draw:frame>
        <draw:frame presentation:style-name="pr29" draw:text-style-name="P5" draw:layer="layout" svg:width="23.91cm" svg:height="7.415cm" svg:x="2.807cm" svg:y="5.511cm" presentation:class="outline" presentation:user-transformed="true">
          <draw:text-box>
            <text:list text:style-name="L3">
              <text:list-item>
                <text:p text:id="id57" text:style-name="P5">Powiązania między zmienymi jako</text:p>
              </text:list-item>
            </text:list>
            <text:list text:style-name="L3">
              <text:list-item>
                <text:list>
                  <text:list-item>
                    <text:p text:id="id58" text:style-name="P11">Funkcj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59" text:style-name="P17">Jeżeli student uczęszcza na „Prog. Komp.”, jego satysfakcja równa się 1, jeżeli nie, 0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60" text:style-name="P23">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id="id61" draw:layer="layout" svg:width="20.633cm" svg:height="2.215cm" svg:x="6.29cm" svg:y="10.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4" draw:layer="layout" svg:width="1.196cm" svg:height="6.943cm" svg:x="0cm" svg:y="14.069cm">
          <draw:text-box>
            <text:p text:style-name="P4">C</text:p>
            <text:p text:style-name="P4">L</text:p>
            <text:p text:style-name="P4">A</text:p>
            <text:p text:style-name="P4">S</text:p>
            <text:p text:style-name="P4">S</text:p>
            <text:p text:style-name="P4">I</text:p>
            <text:p text:style-name="P4">F</text:p>
            <text:p text:style-name="P4">I</text:p>
            <text:p text:style-name="P4">C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draw:frame presentation:style-name="pr30" draw:text-style-name="P5" draw:id="id62" draw:layer="layout" svg:width="23.91cm" svg:height="7.122cm" svg:x="2.807cm" svg:y="12.789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Reguły wnioskowani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1. Albo student uczęszcza na „Prog. Komp.”, albo jest smutn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2. Student nie jest smutny,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Zatem student uczęszcza na „Prog. .Komp.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Formalnie: ((A lub B) &amp; nie B) =&gt; 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2s" smil:fill="hold" smil:targetElement="id61" smil:attributeName="visibility" smil:to="visible"/>
                  <anim:transitionFilter smil:dur="1s" smil:targetElement="id6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2" smil:attributeName="visibility" smil:to="visible"/>
                  <anim:transitionFilter smil:dur="1s" smil:targetElement="id62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rocedural Language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Języki proceduralne</text:p>
          </draw:text-box>
        </draw:frame>
        <draw:frame presentation:style-name="pr31" draw:text-style-name="P5" draw:layer="layout" svg:width="19.77cm" svg:height="13.23cm" svg:x="4.957cm" svg:y="5.838cm" presentation:class="outline" presentation:user-transformed="true">
          <draw:text-box>
            <text:list text:style-name="L3">
              <text:list-item>
                <text:p text:id="id63" text:style-name="P5">Definicja sekwencji instrukcji</text:p>
              </text:list-item>
            </text:list>
            <text:list text:style-name="L3">
              <text:list-item>
                <text:list>
                  <text:list-item>
                    <text:p text:id="id64" text:style-name="P11">Manipulacja stanu systemu komputeroweg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5" text:style-name="P11">Możliwe efekty ubocz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66" text:style-name="P25"><text:span text:style-name="T18">private static int licznik=0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67" text:style-name="P25"><text:span text:style-name="T18">public int wracajWartośćLicznika()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68" text:style-name="P26"><text:span text:style-name="T18">return licznik++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69" text:style-name="P25"><text:span text:style-name="T18">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4" draw:layer="layout" svg:width="1.196cm" svg:height="6.943cm" svg:x="0cm" svg:y="14.069cm">
          <draw:text-box>
            <text:p text:style-name="P4">C</text:p>
            <text:p text:style-name="P4">L</text:p>
            <text:p text:style-name="P4">A</text:p>
            <text:p text:style-name="P4">S</text:p>
            <text:p text:style-name="P4">S</text:p>
            <text:p text:style-name="P4">I</text:p>
            <text:p text:style-name="P4">F</text:p>
            <text:p text:style-name="P4">I</text:p>
            <text:p text:style-name="P4">C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tera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39cm" svg:height="3.507cm" svg:x="1.628cm" svg:y="0.643cm" presentation:class="title" presentation:user-transformed="true">
          <draw:text-box>
            <text:p text:style-name="P4">Iteracja</text:p>
          </draw:text-box>
        </draw:frame>
        <draw:frame presentation:style-name="pr32" draw:text-style-name="P5" draw:layer="layout" svg:width="17.644cm" svg:height="8.147cm" svg:x="5.503cm" svg:y="7.538cm" presentation:class="outline" presentation:user-transformed="true">
          <draw:text-box>
            <text:list text:style-name="L3">
              <text:list-item>
                <text:p text:id="id70" text:style-name="P5">Powtórzenie sekwencji instrukcji</text:p>
              </text:list-item>
            </text:list>
            <text:list text:style-name="L3">
              <text:list-item>
                <text:list>
                  <text:list-item>
                    <text:p text:id="id71" text:style-name="P11">Zbiór początkowych warunkó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2" text:style-name="P11">Krok iteratyw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3" text:style-name="P11">Warunek <text:span text:style-name="T7">końcowy</text:span></text:p>
                  </text:list-item>
                </text:list>
              </text:list-item>
            </text:list>
            <text:list text:style-name="L3">
              <text:list-item>
                <text:p text:id="id74" text:style-name="P5">Pętle w językach proceduralnych</text:p>
              </text:list-item>
            </text:list>
          </draw:text-box>
        </draw:frame>
        <draw:frame draw:style-name="gr14" draw:text-style-name="P4" draw:layer="layout" svg:width="1.196cm" svg:height="6.943cm" svg:x="0cm" svg:y="14.069cm">
          <draw:text-box>
            <text:p text:style-name="P4">C</text:p>
            <text:p text:style-name="P4">L</text:p>
            <text:p text:style-name="P4">A</text:p>
            <text:p text:style-name="P4">S</text:p>
            <text:p text:style-name="P4">S</text:p>
            <text:p text:style-name="P4">I</text:p>
            <text:p text:style-name="P4">F</text:p>
            <text:p text:style-name="P4">I</text:p>
            <text:p text:style-name="P4">C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3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teration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Przykład iteracji</text:p>
          </draw:text-box>
        </draw:frame>
        <draw:frame presentation:style-name="pr31" draw:text-style-name="P5" draw:layer="layout" svg:width="23.91cm" svg:height="13.23cm" svg:x="3.257cm" svg:y="5.838cm" presentation:class="outline" presentation:user-transformed="true">
          <draw:text-box>
            <text:list text:style-name="L3">
              <text:list-item>
                <text:p text:id="id75" text:style-name="P5">Silnia</text:p>
              </text:list-item>
            </text:list>
            <text:list text:style-name="L3">
              <text:list-item>
                <text:p text:id="id76" text:style-name="P5">n! = 1 x 2 x 3 x 4 x ... x n, jeżeli n <text:span text:style-name="T19">≠</text:span><text:span text:style-name="T20"> 0,</text:span><text:span text:style-name="T20"><text:line-break/></text:span><text:span text:style-name="T20">1 inaczej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77" text:style-name="P25"><text:span text:style-name="T18">public int wracajSilnię(int n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78" text:style-name="P26"><text:span text:style-name="T18">if (n == 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id="id79" text:style-name="P27"><text:span text:style-name="T18">return 1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80" text:style-name="P26"><text:span text:style-name="T18">int silnia = 1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81" text:style-name="P26"><text:span text:style-name="T18">for (int i = 1; i&lt;n+1; i++){</text:span><text:span text:style-name="T18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id="id82" text:style-name="P27"><text:span text:style-name="T18">silnia = silnia*i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83" text:style-name="P26"><text:span text:style-name="T18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84" text:style-name="P26"><text:span text:style-name="T18">return silnia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85" text:style-name="P25"><text:span text:style-name="T18">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4" draw:layer="layout" svg:width="1.196cm" svg:height="6.943cm" svg:x="0cm" svg:y="14.069cm">
          <draw:text-box>
            <text:p text:style-name="P4">C</text:p>
            <text:p text:style-name="P4">L</text:p>
            <text:p text:style-name="P4">A</text:p>
            <text:p text:style-name="P4">S</text:p>
            <text:p text:style-name="P4">S</text:p>
            <text:p text:style-name="P4">I</text:p>
            <text:p text:style-name="P4">F</text:p>
            <text:p text:style-name="P4">I</text:p>
            <text:p text:style-name="P4">C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4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curs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Rekurencja</text:p>
          </draw:text-box>
        </draw:frame>
        <draw:frame presentation:style-name="pr33" draw:text-style-name="P5" draw:layer="layout" svg:width="19.276cm" svg:height="7.291cm" svg:x="5.611cm" svg:y="8.238cm" presentation:class="outline" presentation:user-transformed="true">
          <draw:text-box>
            <text:list text:style-name="L3">
              <text:list-item>
                <text:p text:id="id86" text:style-name="P5">Funkcja lub procedura wywołuje samą siebie</text:p>
              </text:list-item>
            </text:list>
            <text:list text:style-name="L3">
              <text:list-item>
                <text:list>
                  <text:list-item>
                    <text:p text:id="id87" text:style-name="P11">Wywołanie samej siebi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8" text:style-name="P11">Warunek <text:span text:style-name="T7">końcowy</text:span></text:p>
                  </text:list-item>
                </text:list>
              </text:list-item>
            </text:list>
            <text:list text:style-name="L3">
              <text:list-item>
                <text:p text:id="id89" text:style-name="P5">Programowanie funkcjonalne</text:p>
              </text:list-item>
            </text:list>
          </draw:text-box>
        </draw:frame>
        <draw:frame draw:style-name="gr14" draw:text-style-name="P4" draw:layer="layout" svg:width="1.196cm" svg:height="6.943cm" svg:x="0cm" svg:y="14.069cm">
          <draw:text-box>
            <text:p text:style-name="P4">C</text:p>
            <text:p text:style-name="P4">L</text:p>
            <text:p text:style-name="P4">A</text:p>
            <text:p text:style-name="P4">S</text:p>
            <text:p text:style-name="P4">S</text:p>
            <text:p text:style-name="P4">I</text:p>
            <text:p text:style-name="P4">F</text:p>
            <text:p text:style-name="P4">I</text:p>
            <text:p text:style-name="P4">C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cursion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Przykład rekurencji</text:p>
          </draw:text-box>
        </draw:frame>
        <draw:frame presentation:style-name="pr34" draw:text-style-name="P5" draw:layer="layout" svg:width="23.91cm" svg:height="8.99cm" svg:x="3.257cm" svg:y="7.638cm" presentation:class="outline" presentation:user-transformed="true">
          <draw:text-box>
            <text:list text:style-name="L3">
              <text:list-item>
                <text:p text:id="id90" text:style-name="P5">Silnia</text:p>
              </text:list-item>
            </text:list>
            <text:list text:style-name="L3">
              <text:list-item>
                <text:p text:id="id91" text:style-name="P5">n! = (n-1)! x n, jeżeli n <text:span text:style-name="T19">≠</text:span><text:span text:style-name="T20"> 0, inaczej 1</text:span></text:p>
              </text:list-item>
            </text:list>
            <text:list text:style-name="L3">
              <text:list-item>
                <text:p text:id="id92" text:style-name="P28"><text:span text:style-name="T20"><text:s text:c="9"/></text:span><text:span text:style-name="T18">public int wracajSilnię(int n) {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26"><text:span text:style-name="T18">if (n == 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id="id94" text:style-name="P27"><text:span text:style-name="T18">return 1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26"><text:span text:style-name="T18">return n*wracajSilnię(n-1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96" text:style-name="P25"><text:span text:style-name="T18">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4" draw:layer="layout" svg:width="1.196cm" svg:height="6.943cm" svg:x="0cm" svg:y="14.069cm">
          <draw:text-box>
            <text:p text:style-name="P4">C</text:p>
            <text:p text:style-name="P4">L</text:p>
            <text:p text:style-name="P4">A</text:p>
            <text:p text:style-name="P4">S</text:p>
            <text:p text:style-name="P4">S</text:p>
            <text:p text:style-name="P4">I</text:p>
            <text:p text:style-name="P4">F</text:p>
            <text:p text:style-name="P4">I</text:p>
            <text:p text:style-name="P4">C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6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cursion vs Itera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Rekurencja vs Iteracja</text:p>
          </draw:text-box>
        </draw:frame>
        <draw:frame presentation:style-name="pr35" draw:text-style-name="P5" draw:layer="layout" svg:width="25.607cm" svg:height="15cm" svg:x="1.633cm" svg:y="5.038cm" presentation:class="outline" presentation:user-transformed="true">
          <draw:text-box>
            <text:list text:style-name="L3">
              <text:list-item>
                <text:p text:id="id97" text:style-name="P5">Rekurencja i iteracja są ekwiwalentne</text:p>
              </text:list-item>
            </text:list>
            <text:list text:style-name="L3">
              <text:list-item>
                <text:list>
                  <text:list-item>
                    <text:p text:id="id98" text:style-name="P11">Każda rekurencja może być wyrażona jako iteracja i odwrotnie</text:p>
                  </text:list-item>
                </text:list>
              </text:list-item>
            </text:list>
            <text:list text:style-name="L3">
              <text:list-item>
                <text:p text:id="id99" text:style-name="P5">Przeciw rekurencji</text:p>
              </text:list-item>
            </text:list>
            <text:list text:style-name="L3">
              <text:list-item>
                <text:list>
                  <text:list-item>
                    <text:p text:id="id100" text:style-name="P11">Dużo zasobów potrzebny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1" text:style-name="P11">Często wolniejsza z powodu dużej liczby wywołań</text:p>
                  </text:list-item>
                </text:list>
              </text:list-item>
            </text:list>
            <text:list text:style-name="L3">
              <text:list-item>
                <text:p text:id="id102" text:style-name="P5">Za rekurencją</text:p>
              </text:list-item>
            </text:list>
            <text:list text:style-name="L3">
              <text:list-item>
                <text:list>
                  <text:list-item>
                    <text:p text:id="id103" text:style-name="P11">Często mniejszy ko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4" text:style-name="P11">Algorytmy często w formie rekurencj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5" text:style-name="P11">Niektóre struktury danych rekurencyjne (np. drzewa)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1.196cm" svg:height="6.943cm" svg:x="0cm" svg:y="14.068cm">
          <draw:text-box>
            <text:p text:style-name="P4">C</text:p>
            <text:p text:style-name="P4">L</text:p>
            <text:p text:style-name="P4">A</text:p>
            <text:p text:style-name="P4">S</text:p>
            <text:p text:style-name="P4">S</text:p>
            <text:p text:style-name="P4">I</text:p>
            <text:p text:style-name="P4">F</text:p>
            <text:p text:style-name="P4">I</text:p>
            <text:p text:style-name="P4">C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mpileVsInterpret" draw:style-name="dp1" draw:master-page-name="Section" presentation:presentation-page-layout-name="AL3T19">
        <office:forms form:automatic-focus="false" form:apply-design-mode="false"/>
        <draw:frame presentation:style-name="pr26" draw:text-style-name="P4" draw:layer="layout" svg:width="14.7cm" svg:height="4.252cm" svg:x="3.8cm" svg:y="8.042cm" presentation:class="title" presentation:user-transformed="true">
          <draw:text-box>
            <text:p text:style-name="P4">Kompilacja <text:line-break/>vs<text:line-break/>Interpretacja</text:p>
          </draw:text-box>
        </draw:frame>
        <presentation:notes draw:style-name="dp2">
          <draw:page-thumbnail draw:style-name="gr6" draw:layer="layout" svg:width="12.7cm" svg:height="9.525cm" svg:x="4.175cm" svg:y="3.005cm" draw:page-number="28" presentation:class="page"/>
          <draw:frame presentation:style-name="pr36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Syntax and Semantic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Składnia i semantyka</text:p>
          </draw:text-box>
        </draw:frame>
        <draw:frame presentation:style-name="pr37" draw:text-style-name="P5" draw:layer="layout" svg:width="24.174cm" svg:height="13.905cm" svg:x="2.425cm" svg:y="5.338cm" presentation:class="outline" presentation:user-transformed="true">
          <draw:text-box>
            <text:list text:style-name="L3">
              <text:list-item>
                <text:p text:id="id106" text:style-name="P5">Składnia</text:p>
              </text:list-item>
            </text:list>
            <text:list text:style-name="L3">
              <text:list-item>
                <text:list>
                  <text:list-item>
                    <text:p text:id="id107" text:style-name="P11">Reguły dot. strukturę kodu w danym język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8" text:style-name="P11">Przykład: w Javie, po nazwie <text:span text:style-name="T7">zmiennej</text:span> numerycznej mogą wystąpić dwa znaki „+”</text:p>
                  </text:list-item>
                </text:list>
              </text:list-item>
            </text:list>
            <text:list text:style-name="L3">
              <text:list-item>
                <text:p text:id="id109" text:style-name="P5">Semantyka</text:p>
              </text:list-item>
            </text:list>
            <text:list text:style-name="L3">
              <text:list-item>
                <text:list>
                  <text:list-item>
                    <text:p text:id="id110" text:style-name="P11">Znaczenia konstrukcji językowych w danym język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1" text:style-name="P11"><text:span text:style-name="T7">Przykład</text:span>: w Javie, ‘j = i++;’ znaczy „najpierw wartość zmiennej <text:span text:style-name="T9">j </text:span>równa się <text:span text:style-name="T7">wartości</text:span> zmiennej <text:span text:style-name="T9">i</text:span>, potem dodaj 1 do wartości zmiennej <text:span text:style-name="T9">i</text:span>”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1.196cm" svg:height="7.043cm" svg:x="0cm" svg:y="14.068cm">
          <draw:text-box>
            <text:p text:style-name="P4">K</text:p>
            <text:p text:style-name="P4">O</text:p>
            <text:p text:style-name="P4">M</text:p>
            <text:p text:style-name="P4">P</text:p>
            <text:p text:style-name="P4">I</text:p>
            <text:p text:style-name="P4">L</text:p>
            <text:p text:style-name="P4">.</text:p>
            <text:p text:style-name="P4"/>
            <text:p text:style-name="P4">I</text:p>
            <text:p text:style-name="P4">N</text:p>
            <text:p text:style-name="P4">T</text:p>
            <text:p text:style-name="P4">E</text:p>
            <text:p text:style-name="P4">R</text:p>
            <text:p text:style-name="P4">P</text:p>
            <text:p text:style-name="P4">R</text:p>
            <text:p text:style-name="P4">E</text:p>
            <text:p text:style-name="P4">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mpila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39cm" svg:height="3.507cm" svg:x="1.628cm" svg:y="0.643cm" presentation:class="title" presentation:user-transformed="true">
          <draw:text-box>
            <text:p text:style-name="P4">Kompilacja</text:p>
          </draw:text-box>
        </draw:frame>
        <draw:frame presentation:style-name="pr37" draw:text-style-name="P5" draw:layer="layout" svg:width="23.746cm" svg:height="14.313cm" svg:x="2.721cm" svg:y="5.338cm" presentation:class="outline" presentation:user-transformed="true">
          <draw:text-box>
            <text:list text:style-name="L3">
              <text:list-item>
                <text:p text:id="id112" text:style-name="P5">Transformacja</text:p>
              </text:list-item>
            </text:list>
            <text:list text:style-name="L3">
              <text:list-item>
                <text:list>
                  <text:list-item>
                    <text:p text:id="id113" text:style-name="P11">Kodu źródłowego (<text:span text:style-name="T9">source code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14" text:style-name="P17">napisanego przez programistę w języku programowani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5" text:style-name="P11">Do kodu obiektowego (<text:span text:style-name="T9">object code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16" text:style-name="P17">wykonywalnego przez komputer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id="id117" text:style-name="P5">Sprawdzenie składni i semantyki</text:p>
              </text:list-item>
            </text:list>
            <text:list text:style-name="L3">
              <text:list-item>
                <text:p text:id="id118" text:style-name="P5">Kod obiektowy</text:p>
              </text:list-item>
            </text:list>
            <text:list text:style-name="L3">
              <text:list-item>
                <text:list>
                  <text:list-item>
                    <text:p text:id="id119" text:style-name="P11">wykonywaln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20" text:style-name="P11">dla danej architektury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1.196cm" svg:height="7.043cm" svg:x="0cm" svg:y="14.069cm">
          <draw:text-box>
            <text:p text:style-name="P4">K</text:p>
            <text:p text:style-name="P4">O</text:p>
            <text:p text:style-name="P4">M</text:p>
            <text:p text:style-name="P4">P</text:p>
            <text:p text:style-name="P4">I</text:p>
            <text:p text:style-name="P4">L</text:p>
            <text:p text:style-name="P4">.</text:p>
            <text:p text:style-name="P4"/>
            <text:p text:style-name="P4">I</text:p>
            <text:p text:style-name="P4">N</text:p>
            <text:p text:style-name="P4">T</text:p>
            <text:p text:style-name="P4">E</text:p>
            <text:p text:style-name="P4">R</text:p>
            <text:p text:style-name="P4">P</text:p>
            <text:p text:style-name="P4">R</text:p>
            <text:p text:style-name="P4">E</text:p>
            <text:p text:style-name="P4">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2" anim:sub-item="text" smil:attributeName="visibility" smil:to="visible"/>
                  <anim:transitionFilter smil:dur="0.5s" smil:targetElement="id11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5" anim:sub-item="text" smil:attributeName="visibility" smil:to="visible"/>
                  <anim:transitionFilter smil:dur="0.5s" smil:targetElement="id11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16" anim:sub-item="text" smil:attributeName="visibility" smil:to="visible"/>
                  <anim:transitionFilter smil:dur="0.5s" smil:targetElement="id1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8" anim:sub-item="text" smil:attributeName="visibility" smil:to="visible"/>
                  <anim:transitionFilter smil:dur="0.5s" smil:targetElement="id1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9" anim:sub-item="text" smil:attributeName="visibility" smil:to="visible"/>
                  <anim:transitionFilter smil:dur="0.5s" smil:targetElement="id11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0" anim:sub-item="text" smil:attributeName="visibility" smil:to="visible"/>
                  <anim:transitionFilter smil:dur="0.5s" smil:targetElement="id12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terpreta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Interpretacja</text:p>
          </draw:text-box>
        </draw:frame>
        <draw:frame presentation:style-name="pr38" draw:text-style-name="P5" draw:layer="layout" svg:width="23.746cm" svg:height="12.183cm" svg:x="2.924cm" svg:y="6.649cm" presentation:class="outline" presentation:user-transformed="true">
          <draw:text-box>
            <text:list text:style-name="L3">
              <text:list-item>
                <text:p text:id="id121" text:style-name="P5">Wykonanie kodu źródłowego</text:p>
              </text:list-item>
            </text:list>
            <text:list text:style-name="L3">
              <text:list-item>
                <text:p text:id="id122" text:style-name="P5">Wolniejsze niż wykonanie skompilowanego programu</text:p>
              </text:list-item>
            </text:list>
            <text:list text:style-name="L3">
              <text:list-item>
                <text:p text:id="id123" text:style-name="P5">Szybsza niż kompilacja+wykonanie</text:p>
              </text:list-item>
            </text:list>
            <text:list text:style-name="L3">
              <text:list-item>
                <text:list>
                  <text:list-item>
                    <text:p text:id="id124" text:style-name="P11">Dobrze przystosowane dla prototypów i testowania</text:p>
                  </text:list-item>
                </text:list>
              </text:list-item>
            </text:list>
            <text:list text:style-name="L3">
              <text:list-item>
                <text:p text:id="id125" text:style-name="P5">Nie wymaga danej architektury</text:p>
              </text:list-item>
            </text:list>
            <text:list text:style-name="L3">
              <text:list-item>
                <text:p text:id="id126" text:style-name="P5">Środowisko wykonania (interpreter)</text:p>
              </text:list-item>
            </text:list>
          </draw:text-box>
        </draw:frame>
        <draw:frame draw:style-name="gr16" draw:text-style-name="P4" draw:layer="layout" svg:width="1.196cm" svg:height="7.043cm" svg:x="0cm" svg:y="14.069cm">
          <draw:text-box>
            <text:p text:style-name="P4">K</text:p>
            <text:p text:style-name="P4">O</text:p>
            <text:p text:style-name="P4">M</text:p>
            <text:p text:style-name="P4">P</text:p>
            <text:p text:style-name="P4">I</text:p>
            <text:p text:style-name="P4">L</text:p>
            <text:p text:style-name="P4">.</text:p>
            <text:p text:style-name="P4"/>
            <text:p text:style-name="P4">I</text:p>
            <text:p text:style-name="P4">N</text:p>
            <text:p text:style-name="P4">T</text:p>
            <text:p text:style-name="P4">E</text:p>
            <text:p text:style-name="P4">R</text:p>
            <text:p text:style-name="P4">P</text:p>
            <text:p text:style-name="P4">R</text:p>
            <text:p text:style-name="P4">E</text:p>
            <text:p text:style-name="P4">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1" anim:sub-item="text" smil:attributeName="visibility" smil:to="visible"/>
                  <anim:transitionFilter smil:dur="0.5s" smil:targetElement="id1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2" anim:sub-item="text" smil:attributeName="visibility" smil:to="visible"/>
                  <anim:transitionFilter smil:dur="0.5s" smil:targetElement="id1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3" anim:sub-item="text" smil:attributeName="visibility" smil:to="visible"/>
                  <anim:transitionFilter smil:dur="0.5s" smil:targetElement="id12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24" anim:sub-item="text" smil:attributeName="visibility" smil:to="visible"/>
                  <anim:transitionFilter smil:dur="0.5s" smil:targetElement="id1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5" anim:sub-item="text" smil:attributeName="visibility" smil:to="visible"/>
                  <anim:transitionFilter smil:dur="0.5s" smil:targetElement="id1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6" anim:sub-item="text" smil:attributeName="visibility" smil:to="visible"/>
                  <anim:transitionFilter smil:dur="0.5s" smil:targetElement="id12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Hybrid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Podejście hybrydowe</text:p>
          </draw:text-box>
        </draw:frame>
        <draw:frame presentation:style-name="pr37" draw:text-style-name="P5" draw:layer="layout" svg:width="23.969cm" svg:height="14.305cm" svg:x="2.528cm" svg:y="5.515cm" presentation:class="outline" presentation:user-transformed="true">
          <draw:text-box>
            <text:list text:style-name="L3">
              <text:list-item>
                <text:p text:id="id127" text:style-name="P5">Dwa kroki</text:p>
              </text:list-item>
            </text:list>
            <text:list text:style-name="L3">
              <text:list-item>
                <text:list>
                  <text:list-item>
                    <text:p text:id="id128" text:style-name="P11">Kompilacja do kodu pośredniego (<text:span text:style-name="T9">byte-code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29" text:style-name="P11">Interpretacja kodu pośredniego</text:p>
                  </text:list-item>
                </text:list>
              </text:list-item>
            </text:list>
            <text:list text:style-name="L3">
              <text:list-item>
                <text:p text:id="id130" text:style-name="P5">Kod pośredni</text:p>
              </text:list-item>
            </text:list>
            <text:list text:style-name="L3">
              <text:list-item>
                <text:list>
                  <text:list-item>
                    <text:p text:id="id131" text:style-name="P11"><text:span text:style-name="T7">Zoptymalizowana</text:span> i skompresowana <text:span text:style-name="T7">reprezentacja</text:span> kodu źródłoweg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32" text:style-name="P11">Nie wykonywalny bezpośrednio przez kompu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33" text:style-name="P11">Nie wymaga danej architektu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34" text:style-name="P11">Interpretowany przez Wirtualną Maszynę<text:line-break/>(<text:span text:style-name="T9">Virtual Machine</text:span>)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1.196cm" svg:height="7.043cm" svg:x="0cm" svg:y="14.069cm">
          <draw:text-box>
            <text:p text:style-name="P4">K</text:p>
            <text:p text:style-name="P4">O</text:p>
            <text:p text:style-name="P4">M</text:p>
            <text:p text:style-name="P4">P</text:p>
            <text:p text:style-name="P4">I</text:p>
            <text:p text:style-name="P4">L</text:p>
            <text:p text:style-name="P4">.</text:p>
            <text:p text:style-name="P4"/>
            <text:p text:style-name="P4">I</text:p>
            <text:p text:style-name="P4">N</text:p>
            <text:p text:style-name="P4">T</text:p>
            <text:p text:style-name="P4">E</text:p>
            <text:p text:style-name="P4">R</text:p>
            <text:p text:style-name="P4">P</text:p>
            <text:p text:style-name="P4">R</text:p>
            <text:p text:style-name="P4">E</text:p>
            <text:p text:style-name="P4">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7" anim:sub-item="text" smil:attributeName="visibility" smil:to="visible"/>
                  <anim:transitionFilter smil:dur="0.5s" smil:targetElement="id12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28" anim:sub-item="text" smil:attributeName="visibility" smil:to="visible"/>
                  <anim:transitionFilter smil:dur="0.5s" smil:targetElement="id12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0" anim:sub-item="text" smil:attributeName="visibility" smil:to="visible"/>
                  <anim:transitionFilter smil:dur="0.5s" smil:targetElement="id13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1" anim:sub-item="text" smil:attributeName="visibility" smil:to="visible"/>
                  <anim:transitionFilter smil:dur="0.5s" smil:targetElement="id13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2" anim:sub-item="text" smil:attributeName="visibility" smil:to="visible"/>
                  <anim:transitionFilter smil:dur="0.5s" smil:targetElement="id13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3" anim:sub-item="text" smil:attributeName="visibility" smil:to="visible"/>
                  <anim:transitionFilter smil:dur="0.5s" smil:targetElement="id13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Java Cas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Przypadek Javy</text:p>
          </draw:text-box>
        </draw:frame>
        <draw:frame presentation:style-name="pr39" draw:text-style-name="P5" draw:layer="layout" svg:width="20.96cm" svg:height="15.685cm" svg:x="4.739cm" svg:y="4.938cm" presentation:class="outline" presentation:user-transformed="true">
          <draw:text-box>
            <text:list text:style-name="L3">
              <text:list-item>
                <text:p text:id="id135" text:style-name="P5">Podejście <text:span text:style-name="T7">hybrydowe</text:span></text:p>
              </text:list-item>
            </text:list>
            <text:list text:style-name="L3">
              <text:list-item>
                <text:p text:id="id136" text:style-name="P5">Najpierw, kompilacja</text:p>
              </text:list-item>
            </text:list>
            <text:list text:style-name="L3">
              <text:list-item>
                <text:list>
                  <text:list-item>
                    <text:p text:id="id137" text:style-name="P11"><text:span text:style-name="T13">javac MójProg.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38" text:style-name="P11">Tworzenie <text:span text:style-name="T13">MójProg.class</text:span></text:p>
                  </text:list-item>
                </text:list>
              </text:list-item>
            </text:list>
            <text:list text:style-name="L3">
              <text:list-item>
                <text:p text:id="id139" text:style-name="P5">Potem, interpretacja</text:p>
              </text:list-item>
            </text:list>
            <text:list text:style-name="L3">
              <text:list-item>
                <text:list>
                  <text:list-item>
                    <text:p text:id="id140" text:style-name="P11"><text:span text:style-name="T13">java MójPro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41" text:style-name="P11"><text:span text:style-name="T13">MójProg.class</text:span> jest interpretowany</text:p>
                  </text:list-item>
                </text:list>
              </text:list-item>
            </text:list>
            <text:list text:style-name="L3">
              <text:list-item>
                <text:p text:id="id142" text:style-name="P5">Maszyna Wirtualna Javy</text:p>
              </text:list-item>
            </text:list>
            <text:list text:style-name="L3">
              <text:list-item>
                <text:list>
                  <text:list-item>
                    <text:p text:id="id143" text:style-name="P11"><text:span text:style-name="T9">Java Virtual Machine (JVM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44" text:style-name="P11">Przenośność programów w Javie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1.196cm" svg:height="7.043cm" svg:x="0cm" svg:y="14.069cm">
          <draw:text-box>
            <text:p text:style-name="P4">K</text:p>
            <text:p text:style-name="P4">O</text:p>
            <text:p text:style-name="P4">M</text:p>
            <text:p text:style-name="P4">P</text:p>
            <text:p text:style-name="P4">I</text:p>
            <text:p text:style-name="P4">L</text:p>
            <text:p text:style-name="P4">.</text:p>
            <text:p text:style-name="P4"/>
            <text:p text:style-name="P4">I</text:p>
            <text:p text:style-name="P4">N</text:p>
            <text:p text:style-name="P4">T</text:p>
            <text:p text:style-name="P4">E</text:p>
            <text:p text:style-name="P4">R</text:p>
            <text:p text:style-name="P4">P</text:p>
            <text:p text:style-name="P4">R</text:p>
            <text:p text:style-name="P4">E</text:p>
            <text:p text:style-name="P4">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5" anim:sub-item="text" smil:attributeName="visibility" smil:to="visible"/>
                  <anim:transitionFilter smil:dur="0.5s" smil:targetElement="id13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6" anim:sub-item="text" smil:attributeName="visibility" smil:to="visible"/>
                  <anim:transitionFilter smil:dur="0.5s" smil:targetElement="id1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8" anim:sub-item="text" smil:attributeName="visibility" smil:to="visible"/>
                  <anim:transitionFilter smil:dur="0.5s" smil:targetElement="id13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9" anim:sub-item="text" smil:attributeName="visibility" smil:to="visible"/>
                  <anim:transitionFilter smil:dur="0.5s" smil:targetElement="id13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0" anim:sub-item="text" smil:attributeName="visibility" smil:to="visible"/>
                  <anim:transitionFilter smil:dur="0.5s" smil:targetElement="id14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1" anim:sub-item="text" smil:attributeName="visibility" smil:to="visible"/>
                  <anim:transitionFilter smil:dur="0.5s" smil:targetElement="id14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2" anim:sub-item="text" smil:attributeName="visibility" smil:to="visible"/>
                  <anim:transitionFilter smil:dur="0.5s" smil:targetElement="id1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3" anim:sub-item="text" smil:attributeName="visibility" smil:to="visible"/>
                  <anim:transitionFilter smil:dur="0.5s" smil:targetElement="id14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4" anim:sub-item="text" smil:attributeName="visibility" smil:to="visible"/>
                  <anim:transitionFilter smil:dur="0.5s" smil:targetElement="id14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3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Section" presentation:presentation-page-layout-name="AL3T19">
        <office:forms form:automatic-focus="false" form:apply-design-mode="false"/>
        <draw:frame presentation:style-name="pr26" draw:text-style-name="P4" draw:layer="layout" svg:width="14.7cm" svg:height="3.503cm" svg:x="3.8cm" svg:y="8.416cm" presentation:class="title" presentation:user-transformed="true">
          <draw:text-box>
            <text:p text:style-name="P4">Podsumowanie</text:p>
          </draw:text-box>
        </draw:frame>
        <presentation:notes draw:style-name="dp2">
          <draw:page-thumbnail draw:style-name="gr6" draw:layer="layout" svg:width="12.7cm" svg:height="9.525cm" svg:x="4.175cm" svg:y="3.005cm" draw:page-number="34" presentation:class="page"/>
          <draw:frame presentation:style-name="pr40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nclusions1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Podsumowanie</text:p>
          </draw:text-box>
        </draw:frame>
        <draw:frame presentation:style-name="pr41" draw:text-style-name="P5" draw:layer="layout" svg:width="20.917cm" svg:height="12.398cm" svg:x="4.821cm" svg:y="6.438cm" presentation:class="outline" presentation:user-transformed="true">
          <draw:text-box>
            <text:list text:style-name="L3">
              <text:list-item>
                <text:p text:id="id145" text:style-name="P5">Wiele różnych języków programowania</text:p>
              </text:list-item>
            </text:list>
            <text:list text:style-name="L3">
              <text:list-item>
                <text:list>
                  <text:list-item>
                    <text:p text:id="id146" text:style-name="P11">Od Asembler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47" text:style-name="P11">Do Javy</text:p>
                  </text:list-item>
                </text:list>
              </text:list-item>
            </text:list>
            <text:list text:style-name="L3">
              <text:list-item>
                <text:p text:id="id148" text:style-name="P5">Wybraliśmy Javę bo</text:p>
              </text:list-item>
            </text:list>
            <text:list text:style-name="L3">
              <text:list-item>
                <text:list>
                  <text:list-item>
                    <text:p text:id="id149" text:style-name="P11">Wysoki poziom abstrakcj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50" text:style-name="P11">Przenośny ko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51" text:style-name="P11">Popularny języ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52" text:style-name="P11">Stosunkowo łatwy do nauki <text:span text:style-name="T19">☺</text:span>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1.196cm" svg:height="7.043cm" svg:x="0cm" svg:y="14.068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U</text:p>
            <text:p text:style-name="P4">M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5" anim:sub-item="text" smil:attributeName="visibility" smil:to="visible"/>
                  <anim:transitionFilter smil:dur="0.5s" smil:targetElement="id14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6" anim:sub-item="text" smil:attributeName="visibility" smil:to="visible"/>
                  <anim:transitionFilter smil:dur="0.5s" smil:targetElement="id14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7" anim:sub-item="text" smil:attributeName="visibility" smil:to="visible"/>
                  <anim:transitionFilter smil:dur="0.5s" smil:targetElement="id14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50" anim:sub-item="text" smil:attributeName="visibility" smil:to="visible"/>
                  <anim:transitionFilter smil:dur="0.5s" smil:targetElement="id15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51" anim:sub-item="text" smil:attributeName="visibility" smil:to="visible"/>
                  <anim:transitionFilter smil:dur="0.5s" smil:targetElement="id15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52" anim:sub-item="text" smil:attributeName="visibility" smil:to="visible"/>
                  <anim:transitionFilter smil:dur="0.5s" smil:targetElement="id15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Przykład</text:p>
          </draw:text-box>
        </draw:frame>
        <draw:frame presentation:style-name="pr42" draw:text-style-name="P31" draw:layer="layout" svg:width="19.92cm" svg:height="16.369cm" svg:x="6.122cm" svg:y="5.118cm" presentation:class="outline" presentation:user-transformed="true">
          <draw:text-box>
            <text:list text:style-name="L7">
              <text:list-item>
                <text:p text:style-name="P29"><text:span text:style-name="T21">package pl.poznan.ae.compProg;</text:span></text:p>
              </text:list-item>
            </text:list>
            <text:list text:style-name="L8">
              <text:list-item>
                <text:p text:style-name="P30"><text:span text:style-name="T21"/></text:p>
              </text:list-item>
            </text:list>
            <text:list text:style-name="L8">
              <text:list-item>
                <text:p text:style-name="P30"><text:span text:style-name="T21">import java.util.*;</text:span></text:p>
              </text:list-item>
            </text:list>
            <text:list text:style-name="L8">
              <text:list-item>
                <text:p text:style-name="P30"><text:span text:style-name="T21"/></text:p>
              </text:list-item>
            </text:list>
            <text:list text:style-name="L8">
              <text:list-item>
                <text:p text:style-name="P30"><text:span text:style-name="T21">public class Sorter {</text:span></text:p>
              </text:list-item>
            </text:list>
            <text:list text:style-name="L8">
              <text:list-item>
                <text:p text:style-name="P30"><text:span text:style-name="T21"><text:s text:c="2"/></text:span><text:span text:style-name="T21">private List _words;</text:span></text:p>
              </text:list-item>
            </text:list>
            <text:list text:style-name="L8">
              <text:list-item>
                <text:p text:style-name="P30"><text:span text:style-name="T21"/></text:p>
              </text:list-item>
            </text:list>
            <text:list text:style-name="L8">
              <text:list-item>
                <text:p text:style-name="P30"><text:span text:style-name="T21"><text:s text:c="2"/></text:span><text:span text:style-name="T21">public void sort(String[] words){</text:span></text:p>
              </text:list-item>
            </text:list>
            <text:list text:style-name="L9">
              <text:list-item>
                <text:p text:style-name="P30"><text:span text:style-name="T21"><text:s text:c="4"/></text:span><text:span text:style-name="T21">_words = Arrays.asList(words);</text:span></text:p>
              </text:list-item>
            </text:list>
            <text:list text:style-name="L9">
              <text:list-item>
                <text:p text:style-name="P30"><text:span text:style-name="T21"><text:s text:c="4"/></text:span><text:span text:style-name="T21">Collections.sort(_words);</text:span></text:p>
              </text:list-item>
            </text:list>
            <text:list text:style-name="L9">
              <text:list-item>
                <text:p text:style-name="P30"><text:span text:style-name="T21"><text:s text:c="2"/></text:span><text:span text:style-name="T21">}</text:span></text:p>
              </text:list-item>
            </text:list>
            <text:list text:style-name="L9">
              <text:list-item>
                <text:p text:style-name="P30"><text:span text:style-name="T21"><text:s text:c="2"/></text:span><text:span text:style-name="T21">public String getSortedWords(){</text:span></text:p>
              </text:list-item>
            </text:list>
            <text:list text:style-name="L9">
              <text:list-item>
                <text:p text:style-name="P30"><text:span text:style-name="T21"><text:s text:c="4"/></text:span><text:span text:style-name="T21">String sortedString = "";</text:span></text:p>
              </text:list-item>
            </text:list>
            <text:list text:style-name="L9">
              <text:list-item>
                <text:p text:style-name="P30"><text:span text:style-name="T21"><text:s text:c="4"/></text:span><text:span text:style-name="T21">for (int i = 0; i&lt; _words.size(); i++){</text:span></text:p>
              </text:list-item>
            </text:list>
            <text:list text:style-name="L9">
              <text:list-item>
                <text:p text:style-name="P30"><text:span text:style-name="T21"><text:s text:c="6"/></text:span><text:span text:style-name="T21">sortedString += _words.get(i);</text:span></text:p>
              </text:list-item>
            </text:list>
            <text:list text:style-name="L9">
              <text:list-item>
                <text:p text:style-name="P30"><text:span text:style-name="T21"><text:s text:c="4"/></text:span><text:span text:style-name="T21">}</text:span></text:p>
              </text:list-item>
            </text:list>
            <text:list text:style-name="L9">
              <text:list-item>
                <text:p text:style-name="P30"><text:span text:style-name="T21"><text:s text:c="4"/></text:span><text:span text:style-name="T21">return sortedString;</text:span></text:p>
              </text:list-item>
            </text:list>
            <text:list text:style-name="L9">
              <text:list-item>
                <text:p text:style-name="P30"><text:span text:style-name="T21"><text:s text:c="2"/></text:span><text:span text:style-name="T21">}</text:span></text:p>
              </text:list-item>
            </text:list>
            <text:list text:style-name="L9">
              <text:list-item>
                <text:p text:style-name="P30"><text:span text:style-name="T21"><text:s/></text:span><text:span text:style-name="T21">public static void main(String[] args){</text:span></text:p>
              </text:list-item>
            </text:list>
            <text:list text:style-name="L9">
              <text:list-item>
                <text:p text:style-name="P30"><text:span text:style-name="T21"><text:s text:c="4"/></text:span><text:span text:style-name="T21">Sorter sorter = new Sorter();</text:span></text:p>
              </text:list-item>
            </text:list>
            <text:list text:style-name="L9">
              <text:list-item>
                <text:p text:style-name="P30"><text:span text:style-name="T21"><text:s text:c="4"/></text:span><text:span text:style-name="T21">sorter.sort(args);</text:span></text:p>
              </text:list-item>
            </text:list>
            <text:list text:style-name="L9">
              <text:list-item>
                <text:p text:style-name="P30"><text:span text:style-name="T21"><text:s text:c="4"/></text:span><text:span text:style-name="T21">System.out.println(sorter.getSortedWords());</text:span></text:p>
              </text:list-item>
            </text:list>
            <text:list text:style-name="L9">
              <text:list-item>
                <text:p text:style-name="P30"><text:span text:style-name="T21"><text:s/></text:span><text:span text:style-name="T21">}</text:span></text:p>
              </text:list-item>
            </text:list>
            <text:list text:style-name="L9">
              <text:list-item>
                <text:p text:style-name="P30"><text:span text:style-name="T21">}</text:span></text:p>
              </text:list-item>
            </text:list>
          </draw:text-box>
        </draw:frame>
        <draw:frame draw:style-name="gr17" draw:text-style-name="P4" draw:layer="layout" svg:width="12.742cm" svg:height="0.954cm" svg:x="14.304cm" svg:y="11.912cm">
          <draw:text-box>
            <text:p text:style-name="P4"/>
          </draw:text-box>
        </draw:frame>
        <draw:frame draw:style-name="gr16" draw:text-style-name="P4" draw:layer="layout" svg:width="1.196cm" svg:height="7.043cm" svg:x="0cm" svg:y="14.069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U</text:p>
            <text:p text:style-name="P4">M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6" draw:layer="layout" svg:width="13.705cm" svg:height="10.279cm" svg:x="3.641cm" svg:y="2.853cm" draw:page-number="36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office:forms form:automatic-focus="false" form:apply-design-mode="false"/>
        <draw:frame presentation:style-name="pr26" draw:text-style-name="P4" draw:layer="layout" svg:width="20.439cm" svg:height="3.503cm" svg:x="4.1cm" svg:y="8.416cm" presentation:class="title" presentation:user-transformed="true">
          <draw:text-box>
            <text:p text:style-name="P4">Do zobaczenia<text:line-break/>za tydzień</text:p>
          </draw:text-box>
        </draw:frame>
        <presentation:notes draw:style-name="dp2">
          <draw:page-thumbnail draw:layer="layout" svg:width="12.7cm" svg:height="9.525cm" svg:x="4.175cm" svg:y="3.005cm" draw:page-number="37"/>
          <draw:frame presentation:style-name="pr7" draw:text-style-name="P32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edGradient" draw:style="linear" draw:start-color="#eb613d" draw:end-color="#ffffff" draw:start-intensity="100%" draw:end-intensity="100%" draw:angle="900" draw:border="7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outline1">
      <style:graphic-properties draw:fill-color="#ffffff" draw:auto-grow-height="false" fo:min-height="13.23cm"/>
    </style:style>
    <style:style style:name="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7" style:family="presentation" style:parent-style-name="WP-title">
      <style:graphic-properties draw:fill-color="#ffffff" draw:auto-grow-height="false" fo:min-height="3.177cm"/>
    </style:style>
    <style:style style:name="pr8" style:family="presentation" style:parent-style-name="WP-outline1" style:list-style-name="L5">
      <style:graphic-properties draw:fill-color="#ffffff" draw:auto-grow-height="false" fo:min-height="12.001cm"/>
    </style:style>
    <style:style style:name="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3" style:family="presentation" style:parent-style-name="Section-title">
      <style:graphic-properties draw:fill-color="#ffffff" draw:auto-grow-height="false" fo:min-height="3.177cm"/>
    </style:style>
    <style:style style:name="pr14" style:family="presentation" style:parent-style-name="Section-outline1" style:list-style-name="L5">
      <style:graphic-properties draw:fill-color="#ffffff" draw:auto-grow-height="false" fo:min-height="12.001cm"/>
    </style:style>
    <style:style style:name="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0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 style:text-underline-style="none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office:forms form:automatic-focus="false" form:apply-design-mode="false"/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6.931cm" svg:x="0cm" svg:y="14.068cm">
        <text:p text:style-name="P3"/>
      </draw:rect>
      <draw:path presentation:style-name="pr4" draw:text-style-name="P1" draw:layer="backgroundobjects" svg:width="3.973cm" svg:height="4.476cm" svg:x="18.03cm" svg:y="0.2cm" svg:viewBox="0 0 3974 4477" svg:d="m3974 0c-2315 1979 1017 4502-2366 1979s-382 2474-382 2474v24">
        <text:p text:style-name="P3"/>
      </draw:path>
      <draw:polyline presentation:style-name="pr4" draw:text-style-name="P1" draw:layer="backgroundobjects" svg:width="4.56cm" svg:height="5.073cm" draw:transform="rotate (-1.57079632679579) translate (27.7989999999946cm 0.19999999999097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1-title" draw:layer="backgroundobjects" svg:width="23.91cm" svg:height="3.506cm" svg:x="3.457cm" svg:y="0.643cm" presentation:class="title" presentation:placeholder="true">
        <draw:text-box/>
      </draw:frame>
      <draw:frame presentation:style-name="pr5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office:forms form:automatic-focus="false" form:apply-design-mode="false"/>
      <draw:polygon presentation:style-name="pr6" draw:text-style-name="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7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8" draw:text-style-name="P3" draw:layer="backgroundobjects" svg:width="14.852cm" svg:height="1.164cm" svg:x="12.558cm" svg:y="19.135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Katedra Technologii Informacyjnych</text:span></text:p>
          <text:p text:style-name="P3"><text:span text:style-name="T4">Akademia Ekonomiczna w Poznaniu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8-02-26">08-2-26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9" draw:text-style-name="P1" draw:layer="backgroundobjects" svg:width="1.094cm" svg:height="21cm" svg:x="0cm" svg:y="0cm">
        <text:p text:style-name="P3"/>
      </draw:rect>
      <draw:polygon presentation:style-name="pr10" draw:text-style-name="P1" draw:layer="backgroundobjects" svg:width="27.999cm" svg:height="1.704cm" svg:x="0cm" svg:y="0cm" svg:viewBox="0 0 28000 1705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8-02-26">26.02.08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office:forms form:automatic-focus="false" form:apply-design-mode="false"/>
      <draw:rect presentation:style-name="pr11" draw:text-style-name="P1" draw:layer="backgroundobjects" svg:width="26.932cm" svg:height="21cm" svg:x="1.067cm" svg:y="-0.001cm">
        <text:p text:style-name="P3"/>
      </draw:rect>
      <draw:polygon presentation:style-name="pr12" draw:text-style-name="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 text:style-name="P3"/>
      </draw:polygon>
      <draw:frame presentation:style-name="pr13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4" draw:text-style-name="P3" draw:layer="backgroundobjects" svg:width="14.852cm" svg:height="4.569cm" svg:x="12.558cm" svg:y="15.73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5" draw:text-style-name="P1" draw:layer="backgroundobjects" svg:width="1.094cm" svg:height="21cm" svg:x="0cm" svg:y="-0.001cm">
        <text:p text:style-name="P3"/>
      </draw:rect>
      <draw:path presentation:style-name="pr16" draw:text-style-name="P1" draw:layer="backgroundobjects" svg:width="3.973cm" svg:height="5.973cm" svg:x="18.031cm" svg:y="7.229cm" svg:viewBox="0 0 3974 5974" svg:d="m3974 0c-2315 2641 1017 6007-2366 2641s-382 3301-382 3301v32">
        <text:p text:style-name="P3"/>
      </draw:path>
      <draw:polyline presentation:style-name="pr16" draw:text-style-name="P1" draw:layer="backgroundobjects" svg:width="5.98cm" svg:height="5.073cm" draw:transform="rotate (-1.57079632679579) translate (27.7989999999928cm 7.147999999991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8-02-26">26.02.08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office:forms form:automatic-focus="false" form:apply-design-mode="false"/>
      <draw:rect presentation:style-name="pr17" draw:text-style-name="P1" draw:layer="backgroundobjects" svg:width="28cm" svg:height="4.808cm" svg:x="0cm" svg:y="0cm">
        <text:p text:style-name="P3"/>
      </draw:rect>
      <draw:rect presentation:style-name="pr18" draw:text-style-name="P1" draw:layer="backgroundobjects" svg:width="1.168cm" svg:height="21cm" svg:x="0cm" svg:y="0cm">
        <text:p text:style-name="P3"/>
      </draw:rect>
      <draw:path presentation:style-name="pr19" draw:text-style-name="P1" draw:layer="backgroundobjects" svg:width="3.973cm" svg:height="4.476cm" svg:x="18.03cm" svg:y="0.2cm" svg:viewBox="0 0 3974 4477" svg:d="m3974 0c-2315 1979 1017 4502-2366 1979s-382 2474-382 2474v24">
        <text:p text:style-name="P3"/>
      </draw:path>
      <draw:polyline presentation:style-name="pr19" draw:text-style-name="P1" draw:layer="backgroundobjects" svg:width="4.56cm" svg:height="5.073cm" draw:transform="rotate (-1.57079632679579) translate (27.7989999999946cm 0.19999999999097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Intro-title" draw:layer="backgroundobjects" svg:width="23.91cm" svg:height="3.506cm" svg:x="3.457cm" svg:y="0.643cm" presentation:class="title" presentation:placeholder="true">
        <draw:text-box/>
      </draw:frame>
      <draw:frame presentation:style-name="pr20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Introduction</dc:title>
    <dc:subject>ComputerProgramming</dc:subject>
    <meta:creation-date>2003-05-20T15:12:16</meta:creation-date>
    <dc:creator>Willy Picard</dc:creator>
    <dc:date>2008-02-26T12:08:08</dc:date>
    <meta:printed-by>Willy Picard</meta:printed-by>
    <meta:print-date>2003-05-20T22:54:58</meta:print-date>
    <meta:editing-cycles>222</meta:editing-cycles>
    <meta:editing-duration>P2DT3H0M22S</meta:editing-duration>
    <meta:user-defined meta:name="Info 1"/>
    <meta:user-defined meta:name="Info 2"/>
    <meta:user-defined meta:name="Info 3"/>
    <meta:user-defined meta:name="Info 4"/>
    <meta:document-statistic meta:object-count="25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color="blue">
        <math:mrow>
          <math:msub>
            <math:mi>f</math:mi>
            <math:mi math:fontstyle="italic">satysfakcja</math:mi>
          </math:msub>
        </math:mrow>
      </math:mstyle>
      <math:mstyle math:color="blue">
        <math:mrow>
          <math:mtext>=</math:mtext>
        </math:mrow>
      </math:mstyle>
      <math:mstyle math:color="blue">
        <math:mrow>
          <math:mrow>
            <math:mo math:stretchy="true">{</math:mo>
            <math:mtable>
              <math:mtr>
                <math:mtd>
                  <math:mn>1,</math:mn>
                </math:mtd>
                <math:mtd>
                  <math:mtext>jeżeli uczęszcza na ''Programowanie Komp.''</math:mtext>
                </math:mtd>
              </math:mtr>
              <math:mtr>
                <math:mtd>
                  <math:mn>0,</math:mn>
                </math:mtd>
                <math:mtd>
                  <math:mtext>inaczej</math:mtext>
                </math:mtd>
              </math:mtr>
            </math:mtable>
          </math:mrow>
        </math:mrow>
      </math:mstyle>
    </math:mrow>
    <math:annotation math:encoding="StarMath 5.0">color blue f_satysfakcja color blue "="   color blue left lbrace matrix{1, # "jeżeli uczęszcza na ''Programowanie Komp.''" ## 0, # "inaczej"}  right none 
</math:annotation>
  </math:semantics>
</math:math>
</file>